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3" style:family="graphic" style:parent-style-name="objectwithoutfill">
      <style:graphic-properties svg:stroke-color="#000000" draw:marker-end="" draw:fill="none"/>
    </style:style>
    <style:style style:name="gr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fo:min-height="1.423cm" fo:padding-top="0.2cm" fo:padding-bottom="0.2cm"/>
    </style:style>
    <style:style style:name="gr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top" draw:auto-grow-height="false" fo:min-height="4.3cm" fo:min-width="5.6cm" fo:padding-top="0.5cm" fo:padding-bottom="0.2cm" fo:padding-left="0.2cm" fo:padding-right="0.2cm"/>
    </style:style>
    <style:style style:name="gr12" style:family="graphic" style:parent-style-name="standard">
      <style:graphic-properties svg:stroke-width="0.1cm" svg:stroke-color="#ffffff" draw:marker-start-width="0.35cm" draw:marker-end-width="0.35cm" draw:fill="solid" draw:fill-color="#404040" draw:textarea-horizontal-align="justify" draw:textarea-vertical-align="bottom" draw:auto-grow-height="false" fo:min-height="4.3cm" fo:min-width="5.6cm" fo:padding-top="0.2cm" fo:padding-bottom="0.5cm" fo:padding-left="0.2cm" fo:padding-right="0.2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35cm" draw:fill="solid" draw:fill-color="#404040" draw:textarea-horizontal-align="justify" draw:textarea-vertical-align="bottom" draw:auto-grow-height="false" fo:min-height="6.8cm" fo:min-width="5.6cm" fo:padding-top="0.2cm" fo:padding-bottom="0.5cm" fo:padding-left="0.2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95b241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</style:style>
    <style:style style:name="gr17" style:family="graphic" style:parent-style-name="standard">
      <style:graphic-properties svg:stroke-width="0.1cm" svg:stroke-color="#ffffff" draw:marker-start-width="0.46cm" draw:marker-end-width="0.46cm" draw:fill="solid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</style:style>
    <style:style style:name="gr20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2.1cm" fo:min-width="7.1cm" fo:padding-top="0.2cm" fo:padding-bottom="0.2cm" fo:padding-left="0.2cm" fo:padding-right="0.2cm"/>
    </style:style>
    <style:style style:name="gr21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22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</style:style>
    <style:style style:name="gr23" style:family="graphic" style:parent-style-name="standard">
      <style:graphic-properties svg:stroke-width="0.1cm" svg:stroke-color="#ffffff" draw:marker-start-width="0.46cm" draw:marker-end-width="0.46cm" draw:fill="solid" draw:fill-color="#34a3c5" draw:textarea-horizontal-align="justify" draw:textarea-vertical-align="middle" draw:auto-grow-height="false" fo:min-height="2.152cm" fo:min-width="6.902cm" fo:padding-top="0.174cm" fo:padding-bottom="0.174cm" fo:padding-left="0.299cm" fo:padding-right="0.299cm"/>
    </style:style>
    <style:style style:name="gr24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25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95b241" fo:padding-top="0.199cm" fo:padding-bottom="0.199cm" fo:padding-left="0.199cm" fo:padding-right="0.199cm"/>
    </style:style>
    <style:style style:name="gr26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34a3c5" fo:padding-top="0.199cm" fo:padding-bottom="0.199cm" fo:padding-left="0.199cm" fo:padding-right="0.199cm"/>
    </style:style>
    <style:style style:name="gr27" style:family="graphic" style:parent-style-name="standard">
      <style:graphic-properties svg:stroke-width="0.1cm" svg:stroke-color="#ffffff" draw:marker-start-width="0.46cm" draw:marker-end-width="0.46cm" draw:fill-color="#3b70ee" draw:textarea-horizontal-align="left" draw:textarea-vertical-align="top" draw:auto-grow-height="false" fo:min-height="1.1cm" fo:min-width="7.6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</style:style>
    <style:style style:name="gr29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95b241" fo:padding-top="0.199cm" fo:padding-bottom="0.199cm" fo:padding-left="0.199cm" fo:padding-right="0.199cm"/>
    </style:style>
    <style:style style:name="gr30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31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4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5" style:family="graphic" style:parent-style-name="objectwithoutfill">
      <style:graphic-properties draw:stroke="solid" svg:stroke-color="#000000" draw:fill="none"/>
    </style:style>
    <style:style style:name="gr36" style:family="graphic" style:parent-style-name="objectwithoutfill">
      <style:graphic-properties draw:fill="none"/>
    </style:style>
    <style:style style:name="gr3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8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40" style:family="graphic" style:parent-style-name="standard">
      <style:graphic-properties draw:stroke="none" svg:stroke-color="#000000" draw:fill="solid" draw:fill-color="#ffffff" fo:min-height="1.6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9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7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8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3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5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7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8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69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1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2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4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5" style:family="graphic" style:parent-style-name="standard" style:list-style-name="L2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76" style:family="graphic" style:parent-style-name="standard" style:list-style-name="L2">
      <style:graphic-properties svg:stroke-color="#ffffff" draw:textarea-horizontal-align="left" draw:textarea-vertical-align="top" draw:auto-grow-height="false" fo:min-height="10.1cm" fo:min-width="26.1cm"/>
    </style:style>
    <style:style style:name="gr77" style:family="graphic" style:parent-style-name="standard" style:list-style-name="L2">
      <style:graphic-properties svg:stroke-color="#ffffff" draw:textarea-horizontal-align="left" draw:textarea-vertical-align="top" draw:auto-grow-height="false" fo:min-height="4.85cm" fo:min-width="25.093cm"/>
    </style:style>
    <style:style style:name="gr78" style:family="graphic" style:parent-style-name="standard" style:list-style-name="L2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79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0" style:family="graphic" style:parent-style-name="standard" style:list-style-name="L2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81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2" style:family="graphic" style:parent-style-name="standard" style:list-style-name="L2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83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4" style:family="graphic" style:parent-style-name="standard" style:list-style-name="L2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85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86" style:family="graphic" style:parent-style-name="standard" style:list-style-name="L2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87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88" style:family="graphic" style:parent-style-name="standard" style:list-style-name="L4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89" style:family="graphic" style:parent-style-name="standard" style:list-style-name="L2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90" style:family="graphic" style:parent-style-name="standard" style:list-style-name="L2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91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92" style:family="graphic" style:parent-style-name="standard">
      <style:graphic-properties svg:stroke-color="#ffffff" draw:fill-color="#c4c4c4" draw:textarea-horizontal-align="left" draw:textarea-vertical-align="top" draw:auto-grow-height="false" fo:min-height="4.1cm" fo:min-width="26.6cm"/>
    </style:style>
    <style:style style:name="gr93" style:family="graphic" style:parent-style-name="standard">
      <style:graphic-properties svg:stroke-color="#ffffff" draw:textarea-horizontal-align="left" draw:textarea-vertical-align="bottom" draw:auto-grow-height="false" fo:min-height="4.1cm" fo:min-width="26.6cm"/>
    </style:style>
    <style:style style:name="gr94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15.6cm"/>
    </style:style>
    <style:style style:name="gr95" style:family="graphic" style:parent-style-name="objectwithoutfill">
      <style:graphic-properties draw:marker-end="Arrow" draw:marker-end-width="0.5cm" draw:fill="none"/>
    </style:style>
    <style:style style:name="gr96" style:family="graphic" style:parent-style-name="standard">
      <style:graphic-properties svg:stroke-color="#ffffff" draw:fill-color="#f36838" draw:textarea-horizontal-align="justify" draw:textarea-vertical-align="middle" draw:auto-grow-height="false" fo:min-height="1.6cm" fo:min-width="3.6cm"/>
    </style:style>
    <style:style style:name="gr97" style:family="graphic" style:parent-style-name="standard">
      <style:graphic-properties svg:stroke-color="#ffffff" draw:fill-color="#b62118" draw:textarea-horizontal-align="justify" draw:textarea-vertical-align="middle" draw:auto-grow-height="false" fo:min-height="1.6cm" fo:min-width="3.6cm"/>
    </style:style>
    <style:style style:name="gr98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3.6cm"/>
    </style:style>
    <style:style style:name="gr99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1cm" fo:min-width="20.6cm"/>
    </style:style>
    <style:style style:name="gr100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3.1cm"/>
    </style:style>
    <style:style style:name="gr101" style:family="graphic" style:parent-style-name="standard">
      <style:graphic-properties svg:stroke-color="#ffffff" draw:fill-color="#c4c4c4" draw:textarea-horizontal-align="justify" draw:textarea-vertical-align="middle" draw:auto-grow-height="false" fo:min-height="1.1cm" fo:min-width="6.6cm"/>
    </style:style>
    <style:style style:name="gr102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6.6cm"/>
    </style:style>
    <style:style style:name="gr103" style:family="graphic" style:parent-style-name="standard">
      <style:graphic-properties svg:stroke-color="#ffffff" draw:fill-color="#808080" draw:textarea-horizontal-align="justify" draw:textarea-vertical-align="middle" draw:auto-grow-height="false" fo:min-height="3.1cm" fo:min-width="6.6cm"/>
    </style:style>
    <style:style style:name="gr104" style:family="graphic" style:parent-style-name="standard">
      <style:graphic-properties svg:stroke-color="#ffffff" draw:fill-color="#404040" draw:textarea-horizontal-align="justify" draw:textarea-vertical-align="middle" draw:auto-grow-height="false" fo:min-height="3.1cm" fo:min-width="6.6cm"/>
    </style:style>
    <style:style style:name="gr105" style:family="graphic" style:parent-style-name="standard">
      <style:graphic-properties svg:stroke-color="#ffffff" draw:fill-color="#404040" draw:textarea-horizontal-align="justify" draw:textarea-vertical-align="middle" draw:auto-grow-height="false" fo:min-height="3.5cm" fo:min-width="7cm" fo:padding-top="0cm" fo:padding-bottom="0cm" fo:padding-left="0cm" fo:padding-right="0cm"/>
    </style:style>
    <style:style style:name="gr106" style:family="graphic" style:parent-style-name="standard">
      <style:graphic-properties draw:stroke="none" svg:stroke-color="#000000" draw:fill="none" draw:fill-color="#ffffff" draw:textarea-vertical-align="top" fo:min-height="0.736cm"/>
    </style:style>
    <style:style style:name="gr107" style:family="graphic" style:parent-style-name="standard">
      <style:graphic-properties draw:stroke="none" svg:stroke-color="#000000" draw:fill="none" draw:fill-color="#ffffff" draw:textarea-horizontal-align="right" draw:textarea-vertical-align="top" fo:min-height="0.736cm"/>
    </style:style>
    <style:style style:name="gr108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3.1cm" fo:min-width="20.6cm" draw:shadow-opacity="80%"/>
    </style:style>
    <style:style style:name="gr10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112" style:family="graphic" style:parent-style-name="standard">
      <style:graphic-properties draw:stroke="none" svg:stroke-color="#000000" draw:fill="none" draw:fill-color="#ffffff" fo:min-height="0.945cm"/>
    </style:style>
    <style:style style:name="gr113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14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115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116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117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118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19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120" style:family="graphic" style:parent-style-name="standard">
      <style:graphic-properties draw:stroke="none" svg:stroke-color="#000000" draw:fill="solid" draw:fill-color="#f36838" draw:textarea-vertical-align="middle" fo:min-height="0.944cm" fo:padding-top="0.38cm"/>
    </style:style>
    <style:style style:name="gr121" style:family="graphic" style:parent-style-name="standard">
      <style:graphic-properties draw:stroke="none" svg:stroke-color="#000000" draw:fill="solid" draw:fill-color="#808080" draw:textarea-vertical-align="middle" fo:min-height="0.945cm" fo:padding-top="0.2cm"/>
    </style:style>
    <style:style style:name="gr122" style:family="graphic" style:parent-style-name="standard">
      <style:graphic-properties draw:stroke="none" svg:stroke-color="#000000" draw:fill="solid" draw:fill-color="#c4c4c4" draw:textarea-vertical-align="middle" fo:min-height="0.944cm" fo:padding-top="0.2cm"/>
    </style:style>
    <style:style style:name="gr123" style:family="graphic" style:parent-style-name="standard">
      <style:graphic-properties draw:stroke="none" svg:stroke-color="#000000" draw:fill="solid" draw:fill-color="#ffffff" draw:textarea-vertical-align="middle" fo:min-height="0.944cm" fo:padding-top="0.2cm"/>
    </style:style>
    <style:style style:name="gr124" style:family="graphic" style:parent-style-name="standard">
      <style:graphic-properties draw:stroke="solid" svg:stroke-width="0.5cm" svg:stroke-color="#ffffff" draw:marker-start-width="1.55cm" draw:marker-end-width="1.55cm" draw:fill="solid" draw:fill-color="#95b241" draw:textarea-vertical-align="middle" draw:auto-grow-height="false" fo:min-height="0.945cm" fo:padding-top="0cm" fo:padding-bottom="0cm" fo:padding-left="0cm" fo:padding-right="0cm"/>
    </style:style>
    <style:style style:name="gr125" style:family="graphic" style:parent-style-name="standard">
      <style:graphic-properties draw:stroke="none" svg:stroke-color="#000000" draw:fill="solid" draw:fill-color="#b62118" draw:textarea-vertical-align="middle" fo:min-height="0.944cm" fo:padding-top="0.2cm"/>
    </style:style>
    <style:style style:name="gr126" style:family="graphic" style:parent-style-name="standard">
      <style:graphic-properties draw:stroke="none" svg:stroke-color="#000000" draw:fill="solid" draw:fill-color="#77216f" draw:textarea-vertical-align="middle" fo:min-height="0.944cm" fo:padding-top="0.2cm"/>
    </style:style>
    <style:style style:name="gr127" style:family="graphic" style:parent-style-name="standard">
      <style:graphic-properties svg:stroke-color="#ffffff" draw:fill-color="#ffffff" draw:textarea-horizontal-align="center"/>
    </style:style>
    <style:style style:name="gr128" style:family="graphic" style:parent-style-name="standard">
      <style:graphic-properties svg:stroke-color="#ffffff" svg:stroke-linecap="round" draw:fill-color="#ffffff" draw:textarea-horizontal-align="center"/>
    </style:style>
    <style:style style:name="gr129" style:family="graphic" style:parent-style-name="standard">
      <style:graphic-properties svg:stroke-width="0.2cm" svg:stroke-color="#000000" draw:marker-start-width="0.65cm" draw:marker-end-width="0.65cm" svg:stroke-linecap="round" draw:textarea-horizontal-align="center" fo:padding-top="0.25cm" fo:padding-bottom="0.25cm" fo:padding-left="0.25cm" fo:padding-right="0.25cm"/>
    </style:style>
    <style:style style:name="gr130" style:family="graphic" style:parent-style-name="standard">
      <style:graphic-properties svg:stroke-width="0.2cm" draw:marker-start-width="0.65cm" draw:marker-end-width="0.65cm" draw:fill-color="#95b241" draw:textarea-horizontal-align="center" draw:textarea-vertical-align="middle" fo:padding-top="0.25cm" fo:padding-bottom="0.25cm" fo:padding-left="0.25cm" fo:padding-right="0.25cm"/>
    </style:style>
    <style:style style:name="gr131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132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5.258cm"/>
    </style:style>
    <style:style style:name="gr133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/>
    </style:style>
    <style:style style:name="gr134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13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136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 fo:wrap-option="no-wrap"/>
    </style:style>
    <style:style style:name="gr1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138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139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14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cm" fo:min-width="7.6cm"/>
    </style:style>
    <style:style style:name="gr141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3.6cm"/>
    </style:style>
    <style:style style:name="gr14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7.6cm"/>
    </style:style>
    <style:style style:name="gr143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1.6cm" fo:min-width="1.5cm"/>
    </style:style>
    <style:style style:name="gr14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</style:style>
    <style:style style:name="gr14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6.6cm"/>
    </style:style>
    <style:style style:name="gr146" style:family="graphic" style:parent-style-name="objectwithoutfill">
      <style:graphic-properties svg:stroke-width="0.2cm" svg:stroke-color="#404040" draw:marker-start-width="0.797cm" draw:marker-end="" draw:marker-end-width="0.797cm" draw:fill="none" draw:textarea-horizontal-align="center" fo:padding-top="0.249cm" fo:padding-bottom="0.249cm" fo:padding-left="0.249cm" fo:padding-right="0.249cm"/>
    </style:style>
    <style:style style:name="gr14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6cm" fo:min-width="2.663cm"/>
    </style:style>
    <style:style style:name="gr14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8.6cm"/>
    </style:style>
    <style:style style:name="gr14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0.6cm"/>
    </style:style>
    <style:style style:name="P1" style:family="paragraph">
      <style:paragraph-properties fo:text-align="start"/>
    </style:style>
    <style:style style:name="P2" style:family="paragraph">
      <loext:graphic-properties draw:fill-color="#c4c4c4"/>
      <style:paragraph-properties fo:text-align="start"/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4" style:family="paragraph">
      <loext:graphic-properties draw:fill="none"/>
      <style:text-properties fo:font-size="12pt"/>
    </style:style>
    <style:style style:name="P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start"/>
      <style:text-properties style:font-name="Arial1" fo:font-size="15pt" style:font-size-asian="15pt" style:font-size-complex="15pt"/>
    </style:style>
    <style:style style:name="P7" style:family="paragraph">
      <loext:graphic-properties draw:fill-color="#c4c4c4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8" style:family="paragraph">
      <loext:graphic-properties draw:fill="solid" draw:fill-color="#ffffff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9" style:family="paragraph">
      <loext:graphic-properties draw:fill-color="#ffffff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margin-top="0.1cm" fo:margin-bottom="0.1cm" fo:text-align="end"/>
    </style:style>
    <style:style style:name="P11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17" style:family="paragraph">
      <loext:graphic-properties draw:fill-color="#80808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36838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-color="#95b241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24" style:family="paragraph">
      <loext:graphic-properties draw:fill-color="#3b70e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6" style:family="paragraph">
      <loext:graphic-properties draw:fill-color="#808080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-color="#3b70ee"/>
      <style:paragraph-properties fo:text-align="center"/>
    </style:style>
    <style:style style:name="P28" style:family="paragraph">
      <loext:graphic-properties draw:fill="solid" draw:fill-color="#34a3c5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95b241"/>
    </style:style>
    <style:style style:name="P31" style:family="paragraph">
      <loext:graphic-properties draw:fill="solid" draw:fill-color="#34a3c5"/>
    </style:style>
    <style:style style:name="P32" style:family="paragraph">
      <loext:graphic-properties draw:fill-color="#3b70ee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-color="#80808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-color="#40404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36" style:family="paragraph">
      <style:paragraph-properties fo:text-align="center"/>
      <style:text-properties fo:font-size="18pt" style:font-size-asian="11pt" style:font-size-complex="11pt"/>
    </style:style>
    <style:style style:name="P37" style:family="paragraph">
      <loext:graphic-properties draw:fill-color="#3b70ee"/>
      <style:paragraph-properties fo:text-align="center"/>
      <style:text-properties fo:font-size="18pt"/>
    </style:style>
    <style:style style:name="P3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1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4" style:family="paragraph">
      <loext:graphic-properties draw:fill="solid" draw:fill-color="#34a3c5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6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9pt" style:font-size-complex="9pt"/>
    </style:style>
    <style:style style:name="P49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0" style:family="paragraph">
      <loext:graphic-properties draw:fill="none"/>
      <style:text-properties fo:font-size="15pt" style:font-size-asian="15pt" style:font-size-complex="15pt"/>
    </style:style>
    <style:style style:name="P51" style:family="paragraph">
      <loext:graphic-properties draw:fill="none"/>
      <style:text-properties fo:font-size="18pt" style:font-size-asian="18pt" style:font-size-complex="18pt"/>
    </style:style>
    <style:style style:name="P52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8" style:family="paragraph">
      <style:paragraph-properties fo:margin-top="0cm" fo:margin-bottom="0.1cm" fo:text-align="start"/>
    </style:style>
    <style:style style:name="P59" style:family="paragraph">
      <style:paragraph-properties fo:margin-top="0cm" fo:margin-bottom="0.2cm" fo:text-align="start"/>
    </style:style>
    <style:style style:name="P60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1" style:family="paragraph">
      <style:paragraph-properties fo:margin-top="0cm" fo:margin-bottom="0cm" fo:text-align="start"/>
    </style:style>
    <style:style style:name="P62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63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4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65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6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7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8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9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70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71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72" style:family="paragraph">
      <loext:graphic-properties draw:fill-color="#c4c4c4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3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7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5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6" style:family="paragraph">
      <loext:graphic-properties draw:fill-color="#f36838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7" style:family="paragraph">
      <loext:graphic-properties draw:fill-color="#b62118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8" style:family="paragraph">
      <loext:graphic-properties draw:fill-color="#502da2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80" style:family="paragraph">
      <loext:graphic-properties draw:fill-color="#c4c4c4"/>
      <style:paragraph-properties fo:text-align="center"/>
      <style:text-properties fo:font-size="13pt" fo:font-weight="normal" style:font-size-asian="13pt" style:font-weight-asian="bold" style:font-size-complex="13pt" style:font-weight-complex="bold"/>
    </style:style>
    <style:style style:name="P81" style:family="paragraph">
      <loext:graphic-properties draw:fill-color="#c4c4c4"/>
      <style:paragraph-properties fo:text-align="center"/>
      <style:text-properties fo:font-size="15pt" fo:font-weight="normal" style:font-weight-asian="bold" style:font-weight-complex="bold"/>
    </style:style>
    <style:style style:name="P82" style:family="paragraph">
      <loext:graphic-properties draw:fill-color="#808080"/>
      <style:paragraph-properties fo:text-align="center"/>
      <style:text-properties fo:color="#ffffff" fo:font-size="18pt" fo:font-weight="bold" style:font-size-asian="22pt" style:font-weight-asian="bold" style:font-size-complex="22pt" style:font-weight-complex="bold"/>
    </style:style>
    <style:style style:name="P83" style:family="paragraph">
      <loext:graphic-properties draw:fill-color="#404040"/>
      <style:paragraph-properties fo:text-align="center"/>
      <style:text-properties fo:color="#ffffff" fo:font-size="18pt" fo:font-weight="bold" style:font-weight-asian="bold" style:font-weight-complex="bold"/>
    </style:style>
    <style:style style:name="P84" style:family="paragraph">
      <loext:graphic-properties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6" style:family="paragraph">
      <loext:graphic-properties draw:fill="none" draw:fill-color="#ffffff"/>
      <style:text-properties fo:font-size="18pt" style:font-size-asian="18pt" style:font-size-complex="18pt"/>
    </style:style>
    <style:style style:name="P87" style:family="paragraph">
      <loext:graphic-properties draw:fill-color="#ffffff" draw:opacity="80%"/>
      <style:paragraph-properties fo:text-align="center"/>
      <style:text-properties fo:color="#ffffff" fo:font-size="18pt" fo:font-weight="bold" style:font-weight-asian="bold" style:font-weight-complex="bold"/>
    </style:style>
    <style:style style:name="P88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8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0" style:family="paragraph">
      <loext:graphic-properties draw:fill="none" draw:fill-color="#ffffff"/>
      <style:paragraph-properties fo:text-align="center"/>
    </style:style>
    <style:style style:name="P91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92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93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94" style:family="paragraph">
      <loext:graphic-properties draw:fill-color="#808080"/>
      <style:paragraph-properties fo:text-align="center"/>
    </style:style>
    <style:style style:name="P95" style:family="paragraph">
      <loext:graphic-properties draw:fill-color="#c0c0c0"/>
      <style:paragraph-properties fo:text-align="center"/>
    </style:style>
    <style:style style:name="P96" style:family="paragraph">
      <loext:graphic-properties draw:fill="solid" draw:fill-color="#f36838"/>
      <style:paragraph-properties fo:text-align="center"/>
      <style:text-properties fo:color="#ffffff" fo:font-size="18pt" fo:font-weight="bold" style:font-weight-asian="bold" style:font-weight-complex="bold"/>
    </style:style>
    <style:style style:name="P97" style:family="paragraph">
      <loext:graphic-properties draw:fill="solid" draw:fill-color="#808080"/>
      <style:paragraph-properties fo:text-align="center"/>
      <style:text-properties fo:font-size="18pt" fo:font-weight="bold" style:font-weight-asian="bold" style:font-weight-complex="bold"/>
    </style:style>
    <style:style style:name="P98" style:family="paragraph">
      <loext:graphic-properties draw:fill="solid" draw:fill-color="#c4c4c4"/>
      <style:paragraph-properties fo:text-align="center"/>
      <style:text-properties fo:font-size="18pt" fo:font-weight="bold" style:font-weight-asian="bold" style:font-weight-complex="bold"/>
    </style:style>
    <style:style style:name="P99" style:family="paragraph">
      <loext:graphic-properties draw:fill="solid" draw:fill-color="#ffffff"/>
      <style:paragraph-properties fo:text-align="center"/>
      <style:text-properties fo:font-size="18pt" fo:font-weight="bold" style:font-weight-asian="bold" style:font-weight-complex="bold"/>
    </style:style>
    <style:style style:name="P100" style:family="paragraph">
      <loext:graphic-properties draw:fill="solid" draw:fill-color="#95b241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101" style:family="paragraph">
      <loext:graphic-properties draw:fill="solid"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102" style:family="paragraph">
      <loext:graphic-properties draw:fill="solid"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103" style:family="paragraph">
      <loext:graphic-properties draw:fill-color="#ffffff"/>
      <style:paragraph-properties fo:text-align="center"/>
      <style:text-properties fo:font-size="18pt"/>
    </style:style>
    <style:style style:name="P104" style:family="paragraph">
      <style:paragraph-properties fo:text-align="center"/>
      <style:text-properties fo:font-size="18pt"/>
    </style:style>
    <style:style style:name="P105" style:family="paragraph">
      <loext:graphic-properties draw:fill-color="#95b241"/>
      <style:paragraph-properties fo:text-align="center"/>
      <style:text-properties fo:font-size="18pt"/>
    </style:style>
    <style:style style:name="P10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8" style:family="paragraph">
      <loext:graphic-properties draw:fill-color="#808080"/>
      <style:paragraph-properties fo:text-align="center"/>
      <style:text-properties fo:font-size="15pt"/>
    </style:style>
    <style:style style:name="P109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110" style:family="paragraph">
      <loext:graphic-properties draw:fill="solid"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111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size-complex="18pt"/>
    </style:style>
    <style:style style:name="P112" style:family="paragraph">
      <loext:graphic-properties draw:fill="none"/>
      <style:paragraph-properties fo:text-align="center"/>
      <style:text-properties fo:font-weight="bold"/>
    </style:style>
    <style:style style:name="P11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4" style:family="paragraph">
      <loext:graphic-properties draw:fill="solid" draw:fill-color="#808080"/>
      <style:paragraph-properties fo:text-align="center"/>
      <style:text-properties fo:color="#ffffff" fo:font-size="15pt" fo:font-weight="bold" style:font-size-asian="18pt" style:font-size-complex="18pt"/>
    </style:style>
    <style:style style:name="P115" style:family="paragraph">
      <loext:graphic-properties draw:fill="solid" draw:fill-color="#808080"/>
      <style:paragraph-properties fo:text-align="center"/>
    </style:style>
    <style:style style:name="T1" style:family="text"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4pt" style:font-size-complex="14pt"/>
    </style:style>
    <style:style style:name="T11" style:family="text">
      <style:text-properties fo:color="#ffffff" fo:font-size="12pt" style:font-size-asian="12pt" style:font-size-complex="12pt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18" style:family="text">
      <style:text-properties fo:font-size="18pt" style:font-size-asian="12pt" style:font-size-complex="12pt"/>
    </style:style>
    <style:style style:name="T19" style:family="text">
      <style:text-properties fo:font-size="12pt" style:font-size-asian="9pt" style:font-size-complex="9pt"/>
    </style:style>
    <style:style style:name="T20" style:family="text">
      <style:text-properties fo:font-size="18pt" fo:font-weight="bold" style:font-size-asian="12pt" style:font-weight-asian="bold" style:font-size-complex="12pt" style:font-weight-complex="bold"/>
    </style:style>
    <style:style style:name="T2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ffffff" fo:font-size="8pt" style:font-size-asian="8pt" style:font-size-complex="8pt"/>
    </style:style>
    <style:style style:name="T25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2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7" style:family="text">
      <style:text-properties style:use-window-font-color="true" fo:font-size="8pt" style:font-size-asian="8pt" style:font-size-complex="8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3pt" fo:font-weight="normal" style:font-size-asian="13pt" style:font-weight-asian="bold" style:font-size-complex="13pt" style:font-weight-complex="bold"/>
    </style:style>
    <style:style style:name="T32" style:family="text">
      <style:text-properties fo:font-size="15pt" fo:font-weight="normal" style:font-weight-asian="bold" style:font-weight-complex="bold"/>
    </style:style>
    <style:style style:name="T33" style:family="text">
      <style:text-properties fo:color="#ffffff" fo:font-size="18pt" fo:font-weight="bold" style:font-size-asian="22pt" style:font-weight-asian="bold" style:font-size-complex="22pt" style:font-weight-complex="bold"/>
    </style:style>
    <style:style style:name="T34" style:family="text">
      <style:text-properties fo:color="#ffffff" style:text-position="super 58%" fo:font-size="18pt" fo:font-weight="bold" style:font-size-asian="22pt" style:font-weight-asian="bold" style:font-size-complex="22pt" style:font-weight-complex="bold"/>
    </style:style>
    <style:style style:name="T35" style:family="text">
      <style:text-properties fo:color="#ffffff" fo:font-size="18pt" fo:font-weight="bold" style:font-weight-asian="bold" style:font-weight-complex="bold"/>
    </style:style>
    <style:style style:name="T36" style:family="text">
      <style:text-properties fo:color="#ffffff" style:text-position="super 58%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ffffff" style:text-position="super 58%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ffffff" style:text-position="super 58%" fo:font-size="18pt" fo:font-weight="bold" style:font-weight-asian="bold" style:font-weight-complex="bold"/>
    </style:style>
    <style:style style:name="T39" style:family="text">
      <style:text-properties style:text-position="super 58%" fo:font-size="18pt" style:font-size-asian="18pt" style:font-size-complex="18pt"/>
    </style:style>
    <style:style style:name="T40" style:family="text">
      <style:text-properties fo:color="#ffffff" fo:font-size="18pt" fo:font-weight="bold" style:font-size-asian="18pt" style:font-size-complex="18pt"/>
    </style:style>
    <style:style style:name="T41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4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45" style:family="text">
      <style:text-properties fo:font-weight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color="#ffffff" fo:font-size="15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custom-shape draw:style-name="gr1" draw:text-style-name="P2" draw:layer="layout" svg:width="27cm" svg:height="2cm" svg:x="0.5cm" svg:y="10cm">
              <text:p text:style-name="P1"><text:span text:style-name="T1">Servic</text:span><text:span text:style-name="T1">e and </text:span><text:span text:style-name="T1">suppo</text:span><text:span text:style-name="T1">rt </text:span><text:span text:style-name="T1">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9.581cm" svg:height="1.333cm" svg:x="5.29cm" svg:y="10.667cm">
                <draw:text-box>
                  <text:p text:style-name="P1"><text:span text:style-name="T2">1989</text:span></text:p>
                  <text:p text:style-name="P1"><text:span text:style-name="T3">Cygnus Solutions</text:span></text:p>
                </draw:text-box>
              </draw:frame>
              <draw:line draw:style-name="gr3" draw:text-style-name="P4" draw:layer="layout" svg:x1="5.29cm" svg:y1="11cm" svg:x2="5.29cm" svg:y2="12cm">
                <text:p/>
              </draw:line>
            </draw:g>
            <draw:g>
              <draw:frame draw:style-name="gr2" draw:text-style-name="P5" draw:layer="layout" svg:width="4.79cm" svg:height="1.333cm" svg:x="22.71cm" svg:y="10.667cm">
                <draw:text-box>
                  <text:p text:style-name="P1"><text:span text:style-name="T4">2009</text:span></text:p>
                  <text:p text:style-name="P1"><text:span text:style-name="T5">MariaDB</text:span></text:p>
                </draw:text-box>
              </draw:frame>
              <draw:line draw:style-name="gr3" draw:text-style-name="P4" draw:layer="layout" svg:x1="22.71cm" svg:y1="11cm" svg:x2="22.71cm" svg:y2="12cm">
                <text:p/>
              </draw:line>
            </draw:g>
            <draw:g>
              <draw:frame draw:style-name="gr2" draw:text-style-name="P5" draw:layer="layout" svg:width="8.274cm" svg:height="1.333cm" svg:x="19.226cm" svg:y="10.667cm">
                <draw:text-box>
                  <text:p text:style-name="P1"><text:span text:style-name="T4">2005</text:span></text:p>
                  <text:p text:style-name="P1"><text:span text:style-name="T5">Automattic</text:span></text:p>
                </draw:text-box>
              </draw:frame>
              <draw:line draw:style-name="gr3" draw:text-style-name="P4" draw:layer="layout" svg:x1="19.226cm" svg:y1="11cm" svg:x2="19.226cm" svg:y2="12cm">
                <text:p/>
              </draw:line>
            </draw:g>
            <draw:g>
              <draw:frame draw:style-name="gr2" draw:text-style-name="P5" draw:layer="layout" svg:width="3.048cm" svg:height="1.333cm" svg:x="24.452cm" svg:y="10cm">
                <draw:text-box>
                  <text:p text:style-name="P1"><text:span text:style-name="T4">2011</text:span></text:p>
                  <text:p text:style-name="P1"><text:span text:style-name="T5">Hortonworks</text:span></text:p>
                </draw:text-box>
              </draw:frame>
              <draw:line draw:style-name="gr3" draw:text-style-name="P4" draw:layer="layout" svg:x1="24.452cm" svg:y1="10.333cm" svg:x2="24.452cm" svg:y2="11.333cm">
                <text:p/>
              </draw:line>
            </draw:g>
          </draw:g>
          <draw:g>
            <draw:custom-shape draw:style-name="gr1" draw:text-style-name="P2" draw:layer="layout" svg:width="27cm" svg:height="2cm" svg:x="0.5cm" svg:y="2cm">
              <text:p text:style-name="P1"><text:span text:style-name="T1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8.274cm" svg:height="1.333cm" svg:x="19.226cm" svg:y="2.667cm">
                <draw:text-box>
                  <text:p text:style-name="P1"><text:span text:style-name="T2">2005</text:span></text:p>
                  <text:p text:style-name="P1"><text:span text:style-name="T3">Kuali Foundation</text:span></text:p>
                </draw:text-box>
              </draw:frame>
              <draw:line draw:style-name="gr3" draw:text-style-name="P4" draw:layer="layout" svg:x1="19.226cm" svg:y1="3cm" svg:x2="19.226cm" svg:y2="4cm">
                <text:p/>
              </draw:line>
            </draw:g>
            <draw:g>
              <draw:frame draw:style-name="gr2" draw:text-style-name="P3" draw:layer="layout" svg:width="4.79cm" svg:height="1.333cm" svg:x="22.71cm" svg:y="2cm">
                <draw:text-box>
                  <text:p text:style-name="P1"><text:span text:style-name="T2">2009</text:span></text:p>
                  <text:p text:style-name="P1"><text:span text:style-name="T3">GenIVI Alliance</text:span></text:p>
                </draw:text-box>
              </draw:frame>
              <draw:line draw:style-name="gr3" draw:text-style-name="P4" draw:layer="layout" svg:x1="22.71cm" svg:y1="2.333cm" svg:x2="22.71cm" svg:y2="3.333cm">
                <text:p/>
              </draw:line>
            </draw:g>
          </draw:g>
          <draw:g>
            <draw:custom-shape draw:style-name="gr4" draw:text-style-name="P6" draw:layer="layout" svg:width="27cm" svg:height="1.983cm" svg:x="0.5cm" svg:y="4cm">
              <text:p text:style-name="P1"><text:span text:style-name="T1">Single </text:span><text:span text:style-name="T1">vendor </text:span><text:span text:style-name="T1">(“commer</text:span><text:span text:style-name="T1">cial”) </text:span><text:span text:style-name="T1">open </text:span><text:span text:style-name="T1">source </text:span><text:span text:style-name="T1">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12.194cm" svg:height="1.322cm" svg:x="11.387cm" svg:y="4.661cm">
                <draw:text-box>
                  <text:p text:style-name="P1"><text:span text:style-name="T2">1995</text:span></text:p>
                  <text:p text:style-name="P1"><text:span text:style-name="T3">MySQL</text:span></text:p>
                </draw:text-box>
              </draw:frame>
              <draw:line draw:style-name="gr3" draw:text-style-name="P4" draw:layer="layout" svg:x1="11.387cm" svg:y1="4.991cm" svg:x2="11.387cm" svg:y2="5.982cm">
                <text:p/>
              </draw:line>
            </draw:g>
            <draw:g>
              <draw:frame draw:style-name="gr2" draw:text-style-name="P3" draw:layer="layout" svg:width="9.167cm" svg:height="1.322cm" svg:x="18.333cm" svg:y="4.678cm">
                <draw:text-box>
                  <text:p text:style-name="P1"><text:span text:style-name="T2">2004</text:span></text:p>
                  <text:p text:style-name="P1"><text:span text:style-name="T3">SugarCRM, Jaspersoft, Hyperic, ...</text:span></text:p>
                </draw:text-box>
              </draw:frame>
              <draw:line draw:style-name="gr3" draw:text-style-name="P4" draw:layer="layout" svg:x1="18.333cm" svg:y1="5.009cm" svg:x2="18.333cm" svg:y2="6cm">
                <text:p/>
              </draw:line>
            </draw:g>
          </draw:g>
          <draw:g>
            <draw:custom-shape draw:style-name="gr1" draw:text-style-name="P7" draw:layer="layout" svg:width="27cm" svg:height="2cm" svg:x="0.5cm" svg:y="6cm">
              <text:p text:style-name="P1"><text:span text:style-name="T1">Developer </text:span><text:span text:style-name="T1">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5" draw:layer="layout" svg:width="12.194cm" svg:height="1.333cm" svg:x="14cm" svg:y="6.667cm">
                <draw:text-box>
                  <text:p text:style-name="P1"><text:span text:style-name="T4">1999</text:span></text:p>
                  <text:p text:style-name="P1"><text:span text:style-name="T5">Apache Software Foundation</text:span></text:p>
                </draw:text-box>
              </draw:frame>
              <draw:line draw:style-name="gr3" draw:text-style-name="P4" draw:layer="layout" svg:x1="14cm" svg:y1="7cm" svg:x2="14cm" svg:y2="8cm">
                <text:p/>
              </draw:line>
            </draw:g>
            <draw:g>
              <draw:frame draw:style-name="gr2" draw:text-style-name="P3" draw:layer="layout" svg:width="8.71cm" svg:height="1.333cm" svg:x="18.355cm" svg:y="6cm">
                <draw:text-box>
                  <text:p text:style-name="P1"><text:span text:style-name="T4">2004 </text:span><text:span text:style-name="T5">Eclipse Foundation</text:span></text:p>
                  <text:p text:style-name="P1"><text:span text:style-name="T6"/></text:p>
                </draw:text-box>
              </draw:frame>
              <draw:line draw:style-name="gr3" draw:text-style-name="P4" draw:layer="layout" svg:x1="18.355cm" svg:y1="6.333cm" svg:x2="18.355cm" svg:y2="7.333cm">
                <text:p/>
              </draw:line>
            </draw:g>
            <draw:g>
              <draw:frame draw:style-name="gr2" draw:text-style-name="P5" draw:layer="layout" svg:width="6.532cm" svg:height="1.333cm" svg:x="20.968cm" svg:y="6.667cm">
                <draw:text-box>
                  <text:p text:style-name="P1"><text:span text:style-name="T4">2007</text:span></text:p>
                  <text:p text:style-name="P1"><text:span text:style-name="T5">Linux Foundation</text:span></text:p>
                </draw:text-box>
              </draw:frame>
              <draw:line draw:style-name="gr3" draw:text-style-name="P4" draw:layer="layout" svg:x1="20.968cm" svg:y1="7cm" svg:x2="20.968cm" svg:y2="8cm">
                <text:p/>
              </draw:line>
            </draw:g>
          </draw:g>
          <draw:g>
            <draw:custom-shape draw:style-name="gr5" draw:text-style-name="P8" draw:layer="layout" svg:width="27cm" svg:height="2cm" svg:x="0.5cm" svg:y="8cm">
              <text:p text:style-name="P1"><text:span text:style-name="T1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5" draw:layer="layout" svg:width="6.968cm" svg:height="1.333cm" svg:x="7.903cm" svg:y="8.667cm">
                <draw:text-box>
                  <text:p text:style-name="P1"><text:span text:style-name="T4">1992</text:span></text:p>
                  <text:p text:style-name="P1"><text:span text:style-name="T5">Suse</text:span></text:p>
                </draw:text-box>
              </draw:frame>
              <draw:line draw:style-name="gr3" draw:text-style-name="P4" draw:layer="layout" svg:x1="7.903cm" svg:y1="9cm" svg:x2="7.903cm" svg:y2="10cm">
                <text:p/>
              </draw:line>
            </draw:g>
            <draw:g>
              <draw:frame draw:style-name="gr2" draw:text-style-name="P5" draw:layer="layout" svg:width="6.968cm" svg:height="1.333cm" svg:x="9.645cm" svg:y="8cm">
                <draw:text-box>
                  <text:p text:style-name="P1"><text:span text:style-name="T4">1994</text:span></text:p>
                  <text:p text:style-name="P1"><text:span text:style-name="T5">Red Hat</text:span></text:p>
                </draw:text-box>
              </draw:frame>
              <draw:line draw:style-name="gr3" draw:text-style-name="P4" draw:layer="layout" svg:x1="9.645cm" svg:y1="8.333cm" svg:x2="9.645cm" svg:y2="9.333cm">
                <text:p/>
              </draw:line>
            </draw:g>
            <draw:g>
              <draw:frame draw:style-name="gr2" draw:text-style-name="P5" draw:layer="layout" svg:width="6.968cm" svg:height="1.333cm" svg:x="18.355cm" svg:y="8cm">
                <draw:text-box>
                  <text:p text:style-name="P1"><text:span text:style-name="T4">2004</text:span></text:p>
                  <text:p text:style-name="P1"><text:span text:style-name="T5">Canonical</text:span></text:p>
                </draw:text-box>
              </draw:frame>
              <draw:line draw:style-name="gr3" draw:text-style-name="P4" draw:layer="layout" svg:x1="18.355cm" svg:y1="8.333cm" svg:x2="18.355cm" svg:y2="9.333cm">
                <text:p/>
              </draw:line>
            </draw:g>
            <draw:g>
              <draw:frame draw:style-name="gr2" draw:text-style-name="P5" draw:layer="layout" svg:width="6.968cm" svg:height="1.333cm" svg:x="16.613cm" svg:y="8.667cm">
                <draw:text-box>
                  <text:p text:style-name="P1"><text:span text:style-name="T4">2002</text:span></text:p>
                  <text:p text:style-name="P1"><text:span text:style-name="T5">Univention</text:span></text:p>
                </draw:text-box>
              </draw:frame>
              <draw:line draw:style-name="gr3" draw:text-style-name="P4" draw:layer="layout" svg:x1="16.613cm" svg:y1="9cm" svg:x2="16.613cm" svg:y2="10cm">
                <text:p/>
              </draw:line>
            </draw:g>
          </draw:g>
          <draw:g>
            <draw:custom-shape draw:style-name="gr6" draw:text-style-name="P9" draw:layer="layout" svg:width="27cm" svg:height="2cm" svg:x="0.5cm" svg:y="12cm">
              <text:p text:style-name="P1"><text:span text:style-name="T1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3" draw:layer="layout" svg:width="6.968cm" svg:height="1.333cm" svg:x="7.032cm" svg:y="12.667cm">
                <draw:text-box>
                  <text:p text:style-name="P1"><text:span text:style-name="T2">1991</text:span></text:p>
                  <text:p text:style-name="P1"><text:span text:style-name="T3">Linux kernel</text:span></text:p>
                </draw:text-box>
              </draw:frame>
              <draw:line draw:style-name="gr3" draw:text-style-name="P4" draw:layer="layout" svg:x1="7.032cm" svg:y1="13cm" svg:x2="7.032cm" svg:y2="14cm">
                <text:p/>
              </draw:line>
            </draw:g>
            <draw:g>
              <draw:frame draw:style-name="gr2" draw:text-style-name="P3" draw:layer="layout" svg:width="6.968cm" svg:height="1.333cm" svg:x="8.774cm" svg:y="12cm">
                <draw:text-box>
                  <text:p text:style-name="P1"><text:span text:style-name="T2">1993</text:span></text:p>
                  <text:p text:style-name="P1"><text:span text:style-name="T3">Debian</text:span></text:p>
                </draw:text-box>
              </draw:frame>
              <draw:line draw:style-name="gr3" draw:text-style-name="P4" draw:layer="layout" svg:x1="8.774cm" svg:y1="12.333cm" svg:x2="8.774cm" svg:y2="13.333cm">
                <text:p/>
              </draw:line>
            </draw:g>
            <draw:g>
              <draw:frame draw:style-name="gr2" draw:text-style-name="P3" draw:layer="layout" svg:width="6.968cm" svg:height="1.333cm" svg:x="18.355cm" svg:y="12.667cm">
                <draw:text-box>
                  <text:p text:style-name="P1"><text:span text:style-name="T2">2004</text:span></text:p>
                  <text:p text:style-name="P1"><text:span text:style-name="T3">CentOS</text:span></text:p>
                </draw:text-box>
              </draw:frame>
              <draw:line draw:style-name="gr3" draw:text-style-name="P4" draw:layer="layout" svg:x1="18.355cm" svg:y1="13cm" svg:x2="18.355cm" svg:y2="14cm">
                <text:p/>
              </draw:line>
            </draw:g>
            <draw:g>
              <draw:frame draw:style-name="gr2" draw:text-style-name="P3" draw:layer="layout" svg:width="6.968cm" svg:height="1.333cm" svg:x="0.935cm" svg:y="12.667cm">
                <draw:text-box>
                  <text:p text:style-name="P1"><text:span text:style-name="T2">1984</text:span></text:p>
                  <text:p text:style-name="P1"><text:span text:style-name="T3">GNU Emacs</text:span></text:p>
                </draw:text-box>
              </draw:frame>
              <draw:line draw:style-name="gr3" draw:text-style-name="P4" draw:layer="layout" svg:x1="0.935cm" svg:y1="13cm" svg:x2="0.935cm" svg:y2="14cm">
                <text:p/>
              </draw:line>
            </draw:g>
            <draw:g>
              <draw:frame draw:style-name="gr2" draw:text-style-name="P3" draw:layer="layout" svg:width="6.968cm" svg:height="1.333cm" svg:x="3.548cm" svg:y="12cm">
                <draw:text-box>
                  <text:p text:style-name="P1"><text:span text:style-name="T2">1987</text:span></text:p>
                  <text:p text:style-name="P1"><text:span text:style-name="T3">GCC</text:span></text:p>
                </draw:text-box>
              </draw:frame>
              <draw:line draw:style-name="gr3" draw:text-style-name="P4" draw:layer="layout" svg:x1="3.548cm" svg:y1="12.333cm" svg:x2="3.548cm" svg:y2="13.333cm">
                <text:p/>
              </draw:line>
            </draw:g>
            <draw:g>
              <draw:frame draw:style-name="gr2" draw:text-style-name="P3" draw:layer="layout" svg:width="6.968cm" svg:height="1.333cm" svg:x="11.387cm" svg:y="12.667cm">
                <draw:text-box>
                  <text:p text:style-name="P1"><text:span text:style-name="T2">1996</text:span></text:p>
                  <text:p text:style-name="P1"><text:span text:style-name="T3">PostgreSQL</text:span></text:p>
                </draw:text-box>
              </draw:frame>
              <draw:line draw:style-name="gr3" draw:text-style-name="P4" draw:layer="layout" svg:x1="11.387cm" svg:y1="13cm" svg:x2="11.387cm" svg:y2="14cm">
                <text:p/>
              </draw:line>
            </draw:g>
          </draw:g>
          <draw:line draw:style-name="gr7" draw:text-style-name="P11" draw:layer="layout" svg:x1="0.5cm" svg:y1="14cm" svg:x2="27.5cm" svg:y2="14cm">
            <text:p text:style-name="P10"><text:span text:style-name="T3">year <text:s text:c="3"/></text:span></text:p>
            <text:p text:style-name="P10"><text:span text:style-name="T3"/></text:p>
            <text:p text:style-name="P10"><text:span text:style-name="T3"/></text:p>
          </draw:line>
        </draw:g>
      </draw:page>
      <draw:page draw:name="page2" draw:style-name="dp1" draw:master-page-name="Default">
        <office:forms form:automatic-focus="false" form:apply-design-mode="false"/>
        <draw:g>
          <draw:frame draw:style-name="gr8" draw:text-style-name="P13" draw:layer="layout" svg:width="6cm" svg:height="1.823cm" svg:x="3.5cm" svg:y="13cm">
            <draw:text-box>
              <text:p text:style-name="P12"><text:span text:style-name="T7">Scenario 1</text:span></text:p>
              <text:p text:style-name="P12"><text:span text:style-name="T7">(generic)</text:span></text:p>
            </draw:text-box>
          </draw:frame>
          <draw:line draw:style-name="gr9" draw:text-style-name="P14" draw:layer="layout" svg:x1="2.5cm" svg:y1="13.5cm" svg:x2="2.5cm" svg:y2="2.5cm">
            <text:p/>
          </draw:line>
          <draw:frame draw:style-name="gr10" draw:text-style-name="P16" draw:layer="layout" svg:width="9.9cm" svg:height="1.5cm" draw:transform="rotate (1.5707963267949) translate (1cm 13.5cm)">
            <draw:text-box>
              <text:p text:style-name="P15"><text:span text:style-name="T8">Money spent on solution</text:span></text:p>
            </draw:text-box>
          </draw:frame>
          <draw:g>
            <draw:custom-shape draw:style-name="gr11" draw:text-style-name="P17" draw:layer="layout" svg:width="6cm" svg:height="5cm" svg:x="3.5cm" svg:y="3cm">
              <text:p text:style-name="P12"><text:span text:style-name="T9">Dep</text:span><text:span text:style-name="T9">end</text:span><text:span text:style-name="T9">ent</text:span><text:span text:style-name="T9"><text:line-break/></text:span><text:span text:style-name="T9">co</text:span><text:span text:style-name="T9">mp</text:span><text:span text:style-name="T9">one</text:span><text:span text:style-name="T9">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8" draw:layer="layout" svg:width="6cm" svg:height="5cm" svg:x="3.5cm" svg:y="8cm">
              <text:p text:style-name="P12"><text:span text:style-name="T9">Software</text:span><text:span text:style-name="T9"><text:line-break/></text:span><text:span text:style-name="T9">component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8cm" svg:height="1.823cm" svg:x="10cm" svg:y="13cm">
            <draw:text-box>
              <text:p text:style-name="P12"><text:span text:style-name="T7">Scenario 2</text:span></text:p>
              <text:p text:style-name="P12"><text:span text:style-name="T7">(e.g. a ride with Uber)</text:span></text:p>
            </draw:text-box>
          </draw:frame>
          <draw:frame draw:style-name="gr8" draw:text-style-name="P13" draw:layer="layout" svg:width="8cm" svg:height="1.823cm" svg:x="17.5cm" svg:y="13cm">
            <draw:text-box>
              <text:p text:style-name="P12"><text:span text:style-name="T7">Scenario 3</text:span></text:p>
              <text:p text:style-name="P12"><text:span text:style-name="T7">(e.g. a Samsung TV)</text:span></text:p>
            </draw:text-box>
          </draw:frame>
          <draw:g>
            <draw:custom-shape draw:style-name="gr13" draw:text-style-name="P19" draw:layer="layout" svg:width="6cm" svg:height="2.5cm" svg:x="18.5cm" svg:y="3cm">
              <text:p text:style-name="P12"><text:span text:style-name="T9">Hardwar</text:span><text:span text:style-name="T9">e</text:span><text:span text:style-name="T9"><text:line-break/></text:span><text:span text:style-name="T9">compon</text:span><text:span text:style-name="T9">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8" draw:layer="layout" svg:width="6cm" svg:height="7.5cm" svg:x="18.5cm" svg:y="5.5cm">
              <text:p text:style-name="P12"><text:span text:style-name="T9">Software</text:span><text:span text:style-name="T9"><text:line-break/></text:span><text:span text:style-name="T9">compone</text:span><text:span text:style-name="T9">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20" draw:layer="layout" svg:width="6cm" svg:height="2.5cm" svg:x="11cm" svg:y="3cm">
              <text:p text:style-name="P12"><text:span text:style-name="T9">Service</text:span><text:span text:style-name="T9"><text:line-break/></text:span><text:span text:style-name="T9">componen</text:span><text:span text:style-name="T9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8" draw:layer="layout" svg:width="6cm" svg:height="7.5cm" svg:x="11cm" svg:y="5.5cm">
              <text:p text:style-name="P12"><text:span text:style-name="T9">Softwa</text:span><text:span text:style-name="T9">re</text:span><text:span text:style-name="T9"><text:line-break/></text:span><text:span text:style-name="T9">compo</text:span><text:span text:style-name="T9">nent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14" draw:layer="layout" svg:x1="2cm" svg:y1="13cm" svg:x2="26cm" svg:y2="13cm">
            <text:p/>
          </draw:line>
        </draw:g>
      </draw:page>
      <draw:page draw:name="page3" draw:style-name="dp1" draw:master-page-name="Default">
        <office:forms form:automatic-focus="false" form:apply-design-mode="false"/>
        <draw:g>
          <draw:frame draw:style-name="gr16" draw:text-style-name="P21" draw:layer="layout" svg:width="9.5cm" svg:height="1.5cm" svg:x="3cm" svg:y="13cm">
            <draw:text-box>
              <text:p text:style-name="P12"><text:span text:style-name="T10">Without open source</text:span></text:p>
            </draw:text-box>
          </draw:frame>
          <draw:custom-shape draw:style-name="gr17" draw:text-style-name="P18" draw:layer="layout" svg:width="7.5cm" svg:height="5cm" svg:x="4cm" svg:y="8cm">
            <text:p text:style-name="P12"><text:span text:style-name="T9">(Cost </text:span><text:span text:style-name="T9">of)</text:span></text:p>
            <text:p text:style-name="P12"><text:span text:style-name="T9">close</text:span><text:span text:style-name="T9">d </text:span><text:span text:style-name="T9">sourc</text:span><text:span text:style-name="T9">e</text:span></text:p>
            <text:p text:style-name="P12"><text:span text:style-name="T9">comp</text:span><text:span text:style-name="T9">on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7.5cm" svg:height="5cm" svg:x="4cm" svg:y="3cm">
            <text:p text:style-name="P12"><text:span text:style-name="T9">(Cos</text:span><text:span text:style-name="T9">t of)</text:span><text:span text:style-name="T9"><text:line-break/></text:span><text:span text:style-name="T9">rest </text:span><text:span text:style-name="T9">of </text:span><text:span text:style-name="T9">prod</text:span><text:span text:style-name="T9">uct</text:span></text:p>
            <text:p text:style-name="P12"><text:span text:style-name="T9">com</text:span><text:span text:style-name="T9">pone</text:span><text:span text:style-name="T9">nts</text:span></text:p>
            <draw:enhanced-geometry svg:viewBox="0 0 21600 21600" draw:type="rectangle" draw:enhanced-path="M 0 0 L 21600 0 21600 21600 0 21600 0 0 Z N"/>
          </draw:custom-shape>
          <draw:frame draw:style-name="gr19" draw:text-style-name="P22" draw:layer="layout" svg:width="2cm" svg:height="1.5cm" svg:x="4cm" svg:y="3cm">
            <draw:text-box>
              <text:p><text:span text:style-name="T5">$$$$</text:span></text:p>
            </draw:text-box>
          </draw:frame>
          <draw:frame draw:style-name="gr19" draw:text-style-name="P23" draw:layer="layout" svg:width="2cm" svg:height="1.5cm" svg:x="4cm" svg:y="8cm">
            <draw:text-box>
              <text:p><text:span text:style-name="T11">$$$$</text:span></text:p>
            </draw:text-box>
          </draw:frame>
          <draw:custom-shape draw:style-name="gr20" draw:text-style-name="P24" draw:layer="layout" svg:width="7.5cm" svg:height="2.5cm" svg:x="16.5cm" svg:y="10.5cm">
            <text:p text:style-name="P12"><text:span text:style-name="T9">(Cost of) </text:span><text:span text:style-name="T9">open</text:span></text:p>
            <text:p text:style-name="P12"><text:span text:style-name="T9">source </text:span><text:span text:style-name="T9">compone</text:span><text:span text:style-name="T9">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7.5cm" svg:height="5cm" svg:x="16.5cm" svg:y="5.5cm">
            <text:p text:style-name="P25"><text:span text:style-name="T9">(Cost of)</text:span><text:span text:style-name="T9"><text:line-break/></text:span><text:span text:style-name="T9">rest of product</text:span></text:p>
            <text:p text:style-name="P12"><text:span text:style-name="T9">components</text:span></text:p>
            <draw:enhanced-geometry svg:viewBox="0 0 21600 21600" draw:type="rectangle" draw:enhanced-path="M 0 0 L 21600 0 21600 21600 0 21600 0 0 Z N"/>
          </draw:custom-shape>
          <draw:frame draw:style-name="gr19" draw:text-style-name="P22" draw:layer="layout" svg:width="2cm" svg:height="1.5cm" svg:x="16.5cm" svg:y="5.5cm">
            <draw:text-box>
              <text:p><text:span text:style-name="T5">$$$$</text:span></text:p>
            </draw:text-box>
          </draw:frame>
          <draw:frame draw:style-name="gr19" draw:text-style-name="P23" draw:layer="layout" svg:width="2cm" svg:height="1.5cm" svg:x="16.5cm" svg:y="10.5cm">
            <draw:text-box>
              <text:p><text:span text:style-name="T11">$$</text:span></text:p>
            </draw:text-box>
          </draw:frame>
          <draw:line draw:style-name="gr9" draw:text-style-name="P14" draw:layer="layout" svg:x1="2.5cm" svg:y1="13.5cm" svg:x2="2.5cm" svg:y2="2.5cm">
            <text:p/>
          </draw:line>
          <draw:line draw:style-name="gr9" draw:text-style-name="P14" draw:layer="layout" svg:x1="2cm" svg:y1="13cm" svg:x2="26cm" svg:y2="13cm">
            <text:p/>
          </draw:line>
          <draw:frame draw:style-name="gr10" draw:text-style-name="P16" draw:layer="layout" svg:width="10.5cm" svg:height="1.5cm" draw:transform="rotate (1.5707963267949) translate (1cm 13cm)">
            <draw:text-box>
              <text:p text:style-name="P15"><text:span text:style-name="T8">Money spent on solution</text:span></text:p>
            </draw:text-box>
          </draw:frame>
          <draw:custom-shape draw:style-name="gr21" draw:text-style-name="P2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2" draw:text-style-name="P21" draw:layer="layout" svg:width="9cm" svg:height="1.5cm" svg:x="16cm" svg:y="13cm">
            <draw:text-box>
              <text:p text:style-name="P12"><text:span text:style-name="T10">With open source</text:span></text:p>
            </draw:text-box>
          </draw:frame>
          <draw:custom-shape draw:style-name="gr23" draw:text-style-name="P28" draw:layer="layout" svg:width="7.5cm" svg:height="2.5cm" svg:x="16.5cm" svg:y="3cm">
            <text:p text:style-name="P12"><text:span text:style-name="T9">Potential</text:span><text:span text:style-name="T9"><text:line-break/></text:span><text:span text:style-name="T9">added revenues</text:span></text:p>
            <draw:enhanced-geometry svg:viewBox="0 0 21600 21600" draw:type="rectangle" draw:enhanced-path="M 0 0 L 21600 0 21600 21600 0 21600 0 0 Z N"/>
          </draw:custom-shape>
          <draw:frame draw:style-name="gr19" draw:text-style-name="P23" draw:layer="layout" svg:width="2cm" svg:height="1.5cm" svg:x="16.5cm" svg:y="3cm">
            <draw:text-box>
              <text:p><text:span text:style-name="T11">$$</text:span></text:p>
            </draw:text-box>
          </draw:frame>
          <draw:line draw:style-name="gr24" draw:text-style-name="P29" draw:layer="layout" svg:x1="11.4cm" svg:y1="8cm" svg:x2="16.5cm" svg:y2="10.5cm">
            <text:p/>
          </draw:line>
          <draw:line draw:style-name="gr24" draw:text-style-name="P29" draw:layer="layout" svg:x1="11.4cm" svg:y1="3.1cm" svg:x2="16.5cm" svg:y2="5.5cm">
            <text:p/>
          </draw:line>
        </draw:g>
      </draw:page>
      <draw:page draw:name="page4" draw:style-name="dp1" draw:master-page-name="Default">
        <office:forms form:automatic-focus="false" form:apply-design-mode="false"/>
        <draw:g>
          <draw:polygon draw:style-name="gr25" draw:text-style-name="P30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26" draw:text-style-name="P31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27" draw:text-style-name="P32" draw:layer="layout" svg:width="8cm" svg:height="1.5cm" svg:x="16cm" svg:y="11.5cm">
            <text:p text:style-name="P1"><text:span text:style-name="T12">Open source platform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3" draw:layer="layout" svg:width="8cm" svg:height="3cm" svg:x="16cm" svg:y="8.5cm">
            <text:p text:style-name="P1"><text:span text:style-name="T13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" draw:text-style-name="P30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" draw:text-style-name="P33" draw:layer="layout" svg:width="4.5cm" svg:height="3cm" svg:x="3.5cm" svg:y="7cm">
            <text:p text:style-name="P1"><text:span text:style-name="T13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4" draw:layer="layout" svg:width="4.5cm" svg:height="3cm" svg:x="3.5cm" svg:y="10cm">
            <text:p text:style-name="P1"><text:span text:style-name="T13">Platform</text:span></text:p>
            <draw:enhanced-geometry svg:viewBox="0 0 21600 21600" draw:type="rectangle" draw:enhanced-path="M 0 0 L 21600 0 21600 21600 0 21600 0 0 Z N"/>
          </draw:custom-shape>
          <draw:frame draw:style-name="gr32" draw:text-style-name="P35" draw:layer="layout" svg:width="23.5cm" svg:height="1.5cm" svg:x="2.5cm" svg:y="13cm">
            <draw:text-box>
              <text:p text:style-name="P15"><text:span text:style-name="T10">Number of customers willing to buy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Money spent on bundled solution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custom-shape draw:style-name="gr34" draw:text-style-name="P37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" draw:text-style-name="P36" draw:layer="layout" svg:x1="2cm" svg:y1="13cm" svg:x2="26cm" svg:y2="13cm">
            <text:p/>
          </draw:line>
          <draw:line draw:style-name="gr35" draw:text-style-name="P29" draw:layer="layout" svg:x1="3.5cm" svg:y1="3.5cm" svg:x2="12cm" svg:y2="10cm">
            <text:p>Customer demand curve</text:p>
            <text:p><text:span text:style-name="T14"/></text:p>
          </draw:line>
          <draw:line draw:style-name="gr36" draw:text-style-name="P29" draw:layer="layout" svg:x1="16cm" svg:y1="2.5cm" svg:x2="24.5cm" svg:y2="9cm">
            <text:p>Customer demand curve</text:p>
            <text:p><text:span text:style-name="T14"/></text:p>
          </draw:line>
          <draw:g>
            <draw:frame draw:style-name="gr37" draw:text-style-name="P38" draw:layer="layout" svg:width="4cm" svg:height="1.5cm" svg:x="20cm" svg:y="2cm">
              <draw:text-box>
                <text:p><text:span text:style-name="T15">Additional customers</text:span></text:p>
              </draw:text-box>
            </draw:frame>
            <draw:path draw:style-name="gr38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5" draw:style-name="dp1" draw:master-page-name="Default">
        <office:forms form:automatic-focus="false" form:apply-design-mode="false"/>
        <draw:g>
          <draw:frame draw:style-name="gr39" draw:text-style-name="P21" draw:layer="layout" svg:width="11cm" svg:height="2cm" svg:x="2cm" svg:y="13cm">
            <draw:text-box>
              <text:p text:style-name="P12"><text:span text:style-name="T10">Two competing platforms</text:span><text:span text:style-name="T10"><text:line-break/></text:span><text:span text:style-name="T10">with equal ecosystem size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Total market size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frame draw:style-name="gr40" draw:text-style-name="P40" draw:layer="layout" svg:width="11cm" svg:height="2cm" svg:x="15cm" svg:y="13cm">
            <draw:text-box>
              <text:p text:style-name="P12"><text:span text:style-name="T10">Dominant platform</text:span><text:span text:style-name="T10"><text:line-break/></text:span><text:span text:style-name="T10">with larger ecosystem size</text:span></text:p>
            </draw:text-box>
          </draw:frame>
          <draw:custom-shape draw:style-name="gr41" draw:text-style-name="P41" draw:layer="layout" svg:width="4.5cm" svg:height="3cm" svg:x="3cm" svg:y="10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2" draw:layer="layout" svg:width="4.5cm" svg:height="3cm" svg:x="7.5cm" svg:y="10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4.5cm" svg:height="5cm" svg:x="3cm" svg:y="5cm">
            <text:p text:style-name="P12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44" draw:layer="layout" svg:width="4.5cm" svg:height="5cm" svg:x="7.5cm" svg:y="5cm">
            <text:p text:style-name="P12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4.5cm" svg:height="1.5cm" svg:x="7.5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5" draw:layer="layout" svg:width="4.5cm" svg:height="1.5cm" svg:x="3cm" svg:y="3.5cm">
            <text:p text:style-name="P12"><text:span text:style-name="T18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41" draw:layer="layout" svg:width="2cm" svg:height="2cm" svg:x="16cm" svg:y="11cm">
            <text:p text:style-name="P12"><text:span text:style-name="T16">P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2" draw:layer="layout" svg:width="7cm" svg:height="4cm" svg:x="18cm" svg:y="9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2cm" svg:height="6cm" svg:x="16cm" svg:y="5cm">
            <text:p text:style-name="P12"><text:span text:style-name="T16">A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44" draw:layer="layout" svg:width="7cm" svg:height="4cm" svg:x="18cm" svg:y="5cm">
            <text:p text:style-name="P12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6.999cm" svg:height="1.5cm" svg:x="18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7" draw:layer="layout" svg:width="1.954cm" svg:height="1.5cm" svg:x="16cm" svg:y="3.5cm">
            <text:p text:style-name="P12"><text:span text:style-name="T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cm" svg:height="1.392cm" svg:x="3cm" svg:y="5cm">
            <draw:text-box>
              <text:p><text:span text:style-name="T19">$$$$$</text:span></text:p>
            </draw:text-box>
          </draw:frame>
          <draw:frame draw:style-name="gr53" draw:text-style-name="P48" draw:layer="layout" svg:width="2cm" svg:height="1.39cm" svg:x="16cm" svg:y="5cm">
            <draw:text-box>
              <text:p><text:span text:style-name="T19">$$$</text:span></text:p>
            </draw:text-box>
          </draw:frame>
          <draw:frame draw:style-name="gr54" draw:text-style-name="P48" draw:layer="layout" svg:width="2.5cm" svg:height="2cm" svg:x="7.5cm" svg:y="11cm">
            <draw:text-box>
              <text:p><text:span text:style-name="T19">$$$</text:span></text:p>
            </draw:text-box>
          </draw:frame>
          <draw:frame draw:style-name="gr52" draw:text-style-name="P48" draw:layer="layout" svg:width="4.5cm" svg:height="1.392cm" svg:x="7.5cm" svg:y="5cm">
            <draw:text-box>
              <text:p><text:span text:style-name="T19">$$$$$</text:span></text:p>
            </draw:text-box>
          </draw:frame>
          <draw:frame draw:style-name="gr55" draw:text-style-name="P48" draw:layer="layout" svg:width="1.9cm" svg:height="1.41cm" svg:x="18cm" svg:y="11.59cm">
            <draw:text-box>
              <text:p><text:span text:style-name="T19">$$$$$</text:span></text:p>
            </draw:text-box>
          </draw:frame>
          <draw:frame draw:style-name="gr52" draw:text-style-name="P48" draw:layer="layout" svg:width="4.5cm" svg:height="1.392cm" svg:x="18cm" svg:y="5cm">
            <draw:text-box>
              <text:p><text:span text:style-name="T19">$$$$$</text:span></text:p>
            </draw:text-box>
          </draw:frame>
          <draw:frame draw:style-name="gr56" draw:text-style-name="P48" draw:layer="layout" svg:width="2cm" svg:height="1.5cm" svg:x="16cm" svg:y="11cm">
            <draw:text-box>
              <text:p><text:span text:style-name="T19">$</text:span></text:p>
            </draw:text-box>
          </draw:frame>
          <draw:custom-shape draw:style-name="gr57" draw:text-style-name="P37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8" draw:text-style-name="P36" draw:layer="layout" svg:x1="2cm" svg:y1="13cm" svg:x2="26cm" svg:y2="13cm">
            <text:p/>
          </draw:line>
          <draw:custom-shape draw:style-name="gr59" draw:text-style-name="P49" draw:layer="layout" svg:width="9cm" svg:height="1.5cm" svg:x="3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9" draw:layer="layout" svg:width="9cm" svg:height="1.5cm" svg:x="16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48" draw:layer="layout" svg:width="2.5cm" svg:height="2cm" svg:x="3cm" svg:y="11cm">
            <draw:text-box>
              <text:p><text:span text:style-name="T19">$$$</text:span></text:p>
            </draw:text-box>
          </draw:frame>
        </draw:g>
      </draw:page>
      <draw:page draw:name="page6" draw:style-name="dp1" draw:master-page-name="Default">
        <office:forms form:automatic-focus="false" form:apply-design-mode="false"/>
        <draw:g>
          <draw:frame draw:style-name="gr39" draw:text-style-name="P21" draw:layer="layout" svg:width="11cm" svg:height="2cm" svg:x="2cm" svg:y="13cm">
            <draw:text-box>
              <text:p text:style-name="P12"><text:span text:style-name="T10">Embedded devices</text:span><text:span text:style-name="T10"><text:line-break/></text:span><text:span text:style-name="T10">Windows vs. Linux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Total market size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frame draw:style-name="gr40" draw:text-style-name="P40" draw:layer="layout" svg:width="11cm" svg:height="2cm" svg:x="15cm" svg:y="13cm">
            <draw:text-box>
              <text:p text:style-name="P12"><text:span text:style-name="T10">Embedded devices</text:span><text:span text:style-name="T10"><text:line-break/></text:span><text:span text:style-name="T10">Windows vs. Linux</text:span></text:p>
            </draw:text-box>
          </draw:frame>
          <draw:custom-shape draw:style-name="gr60" draw:text-style-name="P41" draw:layer="layout" svg:width="4.5cm" svg:height="4cm" svg:x="3cm" svg:y="9cm">
            <text:p text:style-name="P12"><text:span text:style-name="T16">Microsoft</text:span></text:p>
            <text:p text:style-name="P12"><text:span text:style-name="T16">Windows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42" draw:layer="layout" svg:width="4.5cm" svg:height="2cm" svg:x="7.5cm" svg:y="11cm">
            <text:p text:style-name="P12"><text:span text:style-name="T16">Linux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43" draw:layer="layout" svg:width="4.5cm" svg:height="4cm" svg:x="3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4" draw:layer="layout" svg:width="4.5cm" svg:height="6cm" svg:x="7.5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4.5cm" svg:height="1.5cm" svg:x="7.5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5" draw:layer="layout" svg:width="4.5cm" svg:height="1.5cm" svg:x="3cm" svg:y="3.5cm">
            <text:p text:style-name="P12"><text:span text:style-name="T18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41" draw:layer="layout" svg:width="2cm" svg:height="4cm" svg:x="16cm" svg:y="9cm">
            <text:p text:style-name="P12"><text:span text:style-name="T16">MW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42" draw:layer="layout" svg:width="7cm" svg:height="2cm" svg:x="18cm" svg:y="11cm">
            <text:p text:style-name="P12"><text:span text:style-name="T16">Linux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46" draw:layer="layout" svg:width="2cm" svg:height="4cm" svg:x="16cm" svg:y="5cm">
            <text:p text:style-name="P12"><text:span text:style-name="T16">D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44" draw:layer="layout" svg:width="7cm" svg:height="6cm" svg:x="18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6.999cm" svg:height="1.5cm" svg:x="18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7" draw:layer="layout" svg:width="1.954cm" svg:height="1.5cm" svg:x="16cm" svg:y="3.5cm">
            <text:p text:style-name="P12"><text:span text:style-name="T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cm" svg:height="1.392cm" svg:x="3cm" svg:y="5cm">
            <draw:text-box>
              <text:p><text:span text:style-name="T19">$$$$</text:span></text:p>
            </draw:text-box>
          </draw:frame>
          <draw:frame draw:style-name="gr52" draw:text-style-name="P48" draw:layer="layout" svg:width="2cm" svg:height="1.392cm" svg:x="3cm" svg:y="9cm">
            <draw:text-box>
              <text:p><text:span text:style-name="T19">$$$$</text:span></text:p>
            </draw:text-box>
          </draw:frame>
          <draw:frame draw:style-name="gr53" draw:text-style-name="P48" draw:layer="layout" svg:width="2cm" svg:height="1.39cm" svg:x="16cm" svg:y="5cm">
            <draw:text-box>
              <text:p><text:span text:style-name="T19">$$</text:span></text:p>
            </draw:text-box>
          </draw:frame>
          <draw:frame draw:style-name="gr54" draw:text-style-name="P48" draw:layer="layout" svg:width="2.5cm" svg:height="2cm" svg:x="7.5cm" svg:y="11cm">
            <draw:text-box>
              <text:p><text:span text:style-name="T19">$$</text:span></text:p>
            </draw:text-box>
          </draw:frame>
          <draw:frame draw:style-name="gr52" draw:text-style-name="P48" draw:layer="layout" svg:width="4.5cm" svg:height="1.392cm" svg:x="7.5cm" svg:y="5cm">
            <draw:text-box>
              <text:p><text:span text:style-name="T19">$$$$$$</text:span></text:p>
            </draw:text-box>
          </draw:frame>
          <draw:frame draw:style-name="gr55" draw:text-style-name="P48" draw:layer="layout" svg:width="1.579cm" svg:height="1.41cm" svg:x="18cm" svg:y="11.59cm">
            <draw:text-box>
              <text:p><text:span text:style-name="T19">$$$</text:span></text:p>
            </draw:text-box>
          </draw:frame>
          <draw:frame draw:style-name="gr52" draw:text-style-name="P48" draw:layer="layout" svg:width="4.5cm" svg:height="1.392cm" svg:x="18cm" svg:y="5cm">
            <draw:text-box>
              <text:p><text:span text:style-name="T19">$$$$$$$$</text:span></text:p>
            </draw:text-box>
          </draw:frame>
          <draw:frame draw:style-name="gr56" draw:text-style-name="P48" draw:layer="layout" svg:width="2cm" svg:height="1.5cm" svg:x="16cm" svg:y="9cm">
            <draw:text-box>
              <text:p><text:span text:style-name="T19">$$</text:span></text:p>
            </draw:text-box>
          </draw:frame>
          <draw:custom-shape draw:style-name="gr57" draw:text-style-name="P37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8" draw:text-style-name="P36" draw:layer="layout" svg:x1="2cm" svg:y1="13cm" svg:x2="26cm" svg:y2="13cm">
            <text:p/>
          </draw:line>
          <draw:custom-shape draw:style-name="gr59" draw:text-style-name="P49" draw:layer="layout" svg:width="9cm" svg:height="1.5cm" svg:x="3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9" draw:layer="layout" svg:width="9cm" svg:height="1.5cm" svg:x="16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g>
          <draw:line draw:style-name="gr68" draw:text-style-name="P50" draw:layer="layout" svg:x1="14cm" svg:y1="9cm" svg:x2="14cm" svg:y2="4cm">
            <text:p><text:span text:style-name="T6">owns</text:span></text:p>
            <text:p><text:span text:style-name="T6"/></text:p>
            <text:p><text:span text:style-name="T6"/></text:p>
          </draw:line>
          <draw:line draw:style-name="gr68" draw:text-style-name="P51" draw:layer="layout" svg:x1="14cm" svg:y1="4.2cm" svg:x2="18.8cm" svg:y2="12.2cm">
            <text:p><text:span text:style-name="T8">DF delegates to SD</text:span></text:p>
            <text:p><text:span text:style-name="T8"/></text:p>
            <text:p><text:span text:style-name="T8"/></text:p>
          </draw:line>
          <draw:line draw:style-name="gr68" draw:text-style-name="P51" draw:layer="layout" svg:x1="9cm" svg:y1="12cm" svg:x2="19cm" svg:y2="12cm">
            <text:p><text:span text:style-name="T8">collaborate</text:span></text:p>
            <text:p><text:span text:style-name="T8"/></text:p>
            <text:p><text:span text:style-name="T8"/></text:p>
          </draw:line>
          <draw:line draw:style-name="gr68" draw:text-style-name="P50" draw:layer="layout" svg:x1="14cm" svg:y1="9cm" svg:x2="19cm" svg:y2="12cm">
            <text:p><text:span text:style-name="T6">develops <text:s text:c="4"/></text:span></text:p>
            <text:p><text:span text:style-name="T6"/></text:p>
            <text:p><text:span text:style-name="T6"/></text:p>
          </draw:line>
          <draw:line draw:style-name="gr68" draw:text-style-name="P50" draw:layer="layout" svg:x1="9cm" svg:y1="12cm" svg:x2="14cm" svg:y2="9cm">
            <text:p><text:span text:style-name="T6"><text:s text:c="5"/></text:span><text:span text:style-name="T6">manages</text:span></text:p>
            <text:p><text:span text:style-name="T6"/></text:p>
            <text:p><text:span text:style-name="T6"/></text:p>
          </draw:line>
          <draw:line draw:style-name="gr69" draw:text-style-name="P51" draw:layer="layout" svg:x1="9.2cm" svg:y1="12.2cm" svg:x2="14cm" svg:y2="4.2cm">
            <text:p><text:span text:style-name="T8">DF delegates to PM</text:span><text:span text:style-name="T8"><text:line-break/></text:span><text:span text:style-name="T8"/></text:p>
            <text:p><text:span text:style-name="T8"/></text:p>
          </draw:line>
          <draw:custom-shape draw:style-name="gr70" draw:text-style-name="P52" draw:layer="layout" svg:width="2.5cm" svg:height="2.5cm" svg:x="12.75cm" svg:y="2.75cm">
            <text:p text:style-name="P12"><text:span text:style-name="T21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53" draw:layer="layout" svg:width="2.5cm" svg:height="2.5cm" svg:x="17.75cm" svg:y="10.75cm">
            <text:p text:style-name="P12"><text:span text:style-name="T21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54" draw:layer="layout" svg:width="3cm" svg:height="3cm" svg:x="12.5cm" svg:y="7.5cm">
            <text:p text:style-name="P12"><text:span text:style-name="T21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55" draw:layer="layout" svg:width="2.5cm" svg:height="2.5cm" svg:x="7.75cm" svg:y="10.75cm">
            <text:p text:style-name="P12"><text:span text:style-name="T21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8" draw:style-name="dp1" draw:master-page-name="Default">
        <office:forms form:automatic-focus="false" form:apply-design-mode="false"/>
        <draw:g>
          <draw:line draw:style-name="gr68" draw:text-style-name="P50" draw:layer="layout" svg:x1="14cm" svg:y1="9cm" svg:x2="14cm" svg:y2="4cm">
            <text:p><text:span text:style-name="T6">owns</text:span></text:p>
            <text:p><text:span text:style-name="T6"/></text:p>
            <text:p><text:span text:style-name="T6"/></text:p>
          </draw:line>
          <draw:line draw:style-name="gr68" draw:text-style-name="P51" draw:layer="layout" svg:x1="14cm" svg:y1="4.2cm" svg:x2="18.8cm" svg:y2="12.2cm">
            <text:p><text:span text:style-name="T8">SU pays for customization</text:span></text:p>
            <text:p><text:span text:style-name="T8"/></text:p>
            <text:p><text:span text:style-name="T8"/></text:p>
          </draw:line>
          <draw:line draw:style-name="gr68" draw:text-style-name="P51" draw:layer="layout" svg:x1="9cm" svg:y1="12cm" svg:x2="19cm" svg:y2="12cm">
            <text:p><text:span text:style-name="T8">partner</text:span></text:p>
            <text:p><text:span text:style-name="T8"/></text:p>
            <text:p><text:span text:style-name="T8"/></text:p>
          </draw:line>
          <draw:line draw:style-name="gr68" draw:text-style-name="P50" draw:layer="layout" svg:x1="14cm" svg:y1="9cm" svg:x2="19cm" svg:y2="12cm">
            <text:p><text:span text:style-name="T6">customizes <text:s text:c="4"/></text:span></text:p>
            <text:p><text:span text:style-name="T6"/></text:p>
            <text:p><text:span text:style-name="T6"/></text:p>
          </draw:line>
          <draw:line draw:style-name="gr68" draw:text-style-name="P50" draw:layer="layout" svg:x1="9cm" svg:y1="12cm" svg:x2="14cm" svg:y2="9cm">
            <text:p><text:span text:style-name="T6"><text:s text:c="5"/></text:span><text:span text:style-name="T6">develops</text:span></text:p>
            <text:p><text:span text:style-name="T6"/></text:p>
            <text:p><text:span text:style-name="T6"/></text:p>
          </draw:line>
          <draw:line draw:style-name="gr69" draw:text-style-name="P51" draw:layer="layout" svg:x1="9.2cm" svg:y1="12.2cm" svg:x2="14cm" svg:y2="4.2cm">
            <text:p><text:span text:style-name="T8">SU pays for product</text:span><text:span text:style-name="T8"><text:line-break/></text:span><text:span text:style-name="T8"/></text:p>
            <text:p><text:span text:style-name="T8"/></text:p>
          </draw:line>
          <draw:custom-shape draw:style-name="gr70" draw:text-style-name="P52" draw:layer="layout" svg:width="2.5cm" svg:height="2.5cm" svg:x="12.75cm" svg:y="2.75cm">
            <text:p text:style-name="P12"><text:span text:style-name="T21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2" draw:layer="layout" svg:width="2.5cm" svg:height="2.5cm" svg:x="17.75cm" svg:y="10.75cm">
            <text:p text:style-name="P12"><text:span text:style-name="T21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56" draw:layer="layout" svg:width="3cm" svg:height="3cm" svg:x="12.5cm" svg:y="7.5cm">
            <text:p text:style-name="P12"><text:span text:style-name="T21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2" draw:layer="layout" svg:width="2.5cm" svg:height="2.5cm" svg:x="7.75cm" svg:y="10.75cm">
            <text:p text:style-name="P12"><text:span text:style-name="T21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9" draw:style-name="dp1" draw:master-page-name="Default">
        <office:forms form:automatic-focus="false" form:apply-design-mode="false"/>
        <draw:g>
          <draw:custom-shape draw:style-name="gr75" draw:text-style-name="P57" draw:layer="layout" svg:width="28cm" svg:height="15.75cm" svg:x="0cm" svg:y="0cm">
            <text:p text:style-name="P12"><text:span text:style-name="T22">Whole product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57" draw:layer="layout" svg:width="26.5cm" svg:height="10.5cm" svg:x="0.75cm" svg:y="0.75cm">
            <text:p text:style-name="P12"><text:span text:style-name="T2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7" draw:layer="layout" svg:width="25.493cm" svg:height="5.25cm" draw:transform="skewX (-0.0020943951023932) translate (1.251cm 1.5cm)">
            <text:p text:style-name="P12"><text:span text:style-name="T22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78" draw:text-style-name="P60" draw:layer="layout" svg:width="8.5cm" svg:height="3.75cm" svg:x="18.75cm" svg:y="11.625cm">
                <text:p text:style-name="P58"><text:span text:style-name="T23">Operations</text:span></text:p>
                <text:list text:style-name="L2">
                  <text:list-item>
                    <text:p text:style-name="P59"><text:span text:style-name="T2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79" draw:text-style-name="P62" draw:layer="layout" svg:width="7.5cm" svg:height="1.875cm" svg:x="19.25cm" svg:y="13.125cm">
                <text:p text:style-name="P59"><text:span text:style-name="T23">Pricing of operations</text:span></text:p>
                <text:list text:style-name="L2">
                  <text:list-item>
                    <text:p text:style-name="P61"><text:span text:style-name="T24">Quantity: Users, resources, …</text:span></text:p>
                  </text:list-item>
                  <text:list-item>
                    <text:p text:style-name="P61"><text:span text:style-name="T24">Duration: Always time-limited</text:span></text:p>
                  </text:list-item>
                  <text:list-item>
                    <text:p text:style-name="P61"><text:span text:style-name="T2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0" draw:text-style-name="P63" draw:layer="layout" svg:width="8.5cm" svg:height="3.75cm" svg:x="0.75cm" svg:y="11.625cm">
                <text:p text:style-name="P58"><text:span text:style-name="T23">Training</text:span></text:p>
                <text:list text:style-name="L2">
                  <text:list-item>
                    <text:p text:style-name="P61"><text:span text:style-name="T24">In-house training</text:span></text:p>
                  </text:list-item>
                  <text:list-item>
                    <text:p text:style-name="P61"><text:span text:style-name="T2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1" draw:text-style-name="P64" draw:layer="layout" svg:width="7.5cm" svg:height="1.875cm" svg:x="1.25cm" svg:y="13.125cm">
                <text:p text:style-name="P59"><text:span text:style-name="T23">Pricing of training</text:span></text:p>
                <text:list text:style-name="L2">
                  <text:list-item>
                    <text:p text:style-name="P61"><text:span text:style-name="T25">Fixed fee</text:span></text:p>
                  </text:list-item>
                  <text:list-item>
                    <text:p text:style-name="P61"><text:span text:style-name="T2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2" draw:text-style-name="P65" draw:layer="layout" svg:width="8.5cm" svg:height="3.75cm" svg:x="9.75cm" svg:y="11.625cm">
                <text:p text:style-name="P58"><text:span text:style-name="T23">Consulting</text:span></text:p>
                <text:list text:style-name="L2">
                  <text:list-item>
                    <text:p text:style-name="P61"><text:span text:style-name="T24">Technical implementation services</text:span></text:p>
                  </text:list-item>
                  <text:list-item>
                    <text:p text:style-name="P61"><text:span text:style-name="T2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3" draw:text-style-name="P62" draw:layer="layout" svg:width="7.5cm" svg:height="1.875cm" svg:x="10.25cm" svg:y="13.125cm">
                <text:p text:style-name="P59"><text:span text:style-name="T23">Pricing of consulting</text:span></text:p>
                <text:list text:style-name="L2">
                  <text:list-item>
                    <text:p text:style-name="P61"><text:span text:style-name="T24">Fixed</text:span><text:span text:style-name="T25"> fee</text:span></text:p>
                  </text:list-item>
                  <text:list-item>
                    <text:p text:style-name="P61"><text:span text:style-name="T25">Time </text:span><text:span text:style-name="T24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84" draw:text-style-name="P66" draw:layer="layout" svg:width="12.5cm" svg:height="3.75cm" svg:x="14.25cm" svg:y="7.125cm">
              <text:p text:style-name="P58"><text:span text:style-name="T23">Support services</text:span></text:p>
              <text:list text:style-name="L2">
                <text:list-item>
                  <text:p text:style-name="P1"><text:span text:style-name="T24">Hot-line support</text:span></text:p>
                </text:list-item>
                <text:list-item>
                  <text:p text:style-name="P1"><text:span text:style-name="T2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7" draw:layer="layout" svg:width="11.5cm" svg:height="1.875cm" svg:x="14.75cm" svg:y="8.625cm">
              <text:p text:style-name="P58"><text:span text:style-name="T23">Pricing of support services (SLAs)</text:span></text:p>
              <text:list text:style-name="L2">
                <text:list-item>
                  <text:p text:style-name="P1"><text:span text:style-name="T24">By availability: Incident-based, 9x5, 24x7</text:span></text:p>
                </text:list-item>
                <text:list-item>
                  <text:p text:style-name="P1"><text:span text:style-name="T2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8" draw:layer="layout" svg:width="12.5cm" svg:height="3.75cm" svg:x="1.25cm" svg:y="7.125cm">
              <text:p text:style-name="P58"><text:span text:style-name="T23">Guarantees (“insurance”)</text:span></text:p>
              <text:list text:style-name="L2">
                <text:list-item>
                  <text:p text:style-name="P61"><text:span text:style-name="T24">Fitness for use, certification</text:span></text:p>
                </text:list-item>
                <text:list-item>
                  <text:p text:style-name="P61"><text:span text:style-name="T24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7" draw:layer="layout" svg:width="11.5cm" svg:height="1.875cm" svg:x="1.75cm" svg:y="8.625cm">
              <text:p text:style-name="P58"><text:span text:style-name="T23">Pricing of guarantees</text:span></text:p>
              <text:list text:style-name="L2">
                <text:list-item>
                  <text:p text:style-name="P61"><text:span text:style-name="T24">By damage: Loss of business, fines received</text:span></text:p>
                </text:list-item>
                <text:list-item>
                  <text:p text:style-name="P61"><text:span text:style-name="T2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8" draw:text-style-name="P69" draw:layer="layout" svg:width="8.167cm" svg:height="4.125cm" svg:x="1.75cm" svg:y="2.25cm">
              <text:p text:style-name="P58"><text:span text:style-name="T26">Software (core product)</text:span></text:p>
              <text:list text:style-name="L3">
                <text:list-item>
                  <text:p text:style-name="P1"><text:span text:style-name="T27">Core software</text:span></text:p>
                </text:list-item>
                <text:list-item>
                  <text:p text:style-name="P1"><text:span text:style-name="T27">Additional software (extensions + plug-</text:span><text:span text:style-name="T27"><text:line-break/></text:span><text:span text:style-name="T27">ins, tools and util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89" draw:text-style-name="P70" draw:layer="layout" svg:width="8.166cm" svg:height="4.125cm" svg:x="9.917cm" svg:y="2.25cm">
              <text:p text:style-name="P58"><text:span text:style-name="T23">Complementary materials</text:span></text:p>
              <text:list text:style-name="L2">
                <text:list-item>
                  <text:p text:style-name="P61"><text:span text:style-name="T24">Documentation</text:span></text:p>
                </text:list-item>
                <text:list-item>
                  <text:p text:style-name="P61"><text:span text:style-name="T2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90" draw:text-style-name="P71" draw:layer="layout" svg:width="8.167cm" svg:height="4.125cm" svg:x="18.083cm" svg:y="2.25cm">
              <text:p text:style-name="P58"><text:span text:style-name="T23">Self-help services</text:span></text:p>
              <text:list text:style-name="L2">
                <text:list-item>
                  <text:p text:style-name="P1"><text:span text:style-name="T24">Forums, mailing lists</text:span></text:p>
                </text:list-item>
                <text:list-item>
                  <text:p text:style-name="P1"><text:span text:style-name="T24">Help and chat agents</text:span></text:p>
                </text:list-item>
                <text:list-item>
                  <text:p text:style-name="P1"><text:span text:style-name="T24">On-line tutorials</text:span></text:p>
                </text:list-item>
              </text:list>
              <text:p text:style-name="P1"><text:span text:style-name="T24"/></text:p>
              <draw:enhanced-geometry svg:viewBox="0 0 21600 21600" draw:type="rectangle" draw:enhanced-path="M 0 0 L 21600 0 21600 21600 0 21600 0 0 Z N"/>
            </draw:custom-shape>
            <draw:custom-shape draw:style-name="gr91" draw:text-style-name="P67" draw:layer="layout" svg:width="23.5cm" svg:height="1.875cm" svg:x="2.26cm" svg:y="4.125cm">
              <text:p text:style-name="P58"><text:span text:style-name="T23">Pricing of usage rights</text:span></text:p>
              <text:list text:style-name="L2">
                <text:list-item>
                  <text:p text:style-name="P61"><text:span text:style-name="T25">Quantity: User, machine, time, …</text:span></text:p>
                </text:list-item>
                <text:list-item>
                  <text:p text:style-name="P61"><text:span text:style-name="T25">Duration: Perpetual, time-limited, …</text:span></text:p>
                </text:list-item>
                <text:list-item>
                  <text:p text:style-name="P61"><text:span text:style-name="T25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92" draw:text-style-name="P72" draw:layer="layout" svg:width="27cm" svg:height="4.5cm" svg:x="0.5cm" svg:y="3cm">
            <text:p text:style-name="P1"><text:span text:style-name="T28">Commercial Products and Services</text:span></text:p>
            <text:p text:style-name="P1"><text:span text:style-name="T28"/></text:p>
            <draw:enhanced-geometry svg:viewBox="0 0 21600 21600" draw:type="rectangle" draw:enhanced-path="M 0 0 L 21600 0 21600 21600 0 21600 0 0 Z N"/>
          </draw:custom-shape>
          <draw:frame draw:style-name="gr37" draw:text-style-name="P73" draw:layer="layout" svg:width="3cm" svg:height="2cm" svg:x="15cm" svg:y="4.5cm">
            <draw:text-box>
              <text:p><text:span text:style-name="T29">...</text:span></text:p>
            </draw:text-box>
          </draw:frame>
          <draw:custom-shape draw:style-name="gr93" draw:text-style-name="P74" draw:layer="layout" svg:width="27cm" svg:height="4.5cm" svg:x="0.5cm" svg:y="7.5cm">
            <text:p text:style-name="P12"><text:span text:style-name="T28">Community Open Source Software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75" draw:layer="layout" svg:width="16cm" svg:height="2cm" svg:x="6cm" svg:y="8.5cm">
            <text:p text:style-name="P12"><text:span text:style-name="T16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95" draw:text-style-name="P29" draw:layer="layout" svg:x1="8cm" svg:y1="6.5cm" svg:x2="8cm" svg:y2="8.5cm">
            <text:p/>
          </draw:line>
          <draw:line draw:style-name="gr95" draw:text-style-name="P29" draw:layer="layout" svg:x1="13cm" svg:y1="6.5cm" svg:x2="13cm" svg:y2="8.5cm">
            <text:p/>
          </draw:line>
          <draw:line draw:style-name="gr95" draw:text-style-name="P29" draw:layer="layout" svg:x1="20cm" svg:y1="6.5cm" svg:x2="20cm" svg:y2="8.5cm">
            <text:p/>
          </draw:line>
          <draw:custom-shape draw:style-name="gr96" draw:text-style-name="P76" draw:layer="layout" svg:width="4cm" svg:height="2cm" svg:x="6cm" svg:y="4.5cm">
            <text:p text:style-name="P12"><text:span text:style-name="T30">commercial</text:span></text:p>
            <text:p text:style-name="P12"><text:span text:style-name="T30">produc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77" draw:layer="layout" svg:width="4cm" svg:height="2cm" svg:x="11cm" svg:y="4.5cm">
            <text:p text:style-name="P12"><text:span text:style-name="T30">commercial</text:span></text:p>
            <text:p text:style-name="P12"><text:span text:style-name="T30">product 2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78" draw:layer="layout" svg:width="4cm" svg:height="2cm" svg:x="18cm" svg:y="4.5cm">
            <text:p text:style-name="P12"><text:span text:style-name="T30">commercial</text:span></text:p>
            <text:p text:style-name="P12"><text:span text:style-name="T30">product n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99" draw:text-style-name="P79" draw:layer="layout" svg:width="21cm" svg:height="1.5cm" svg:x="5.5cm" svg:y="2cm">
            <text:p text:style-name="P12"><text:span text:style-name="T9">Business Go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0" draw:layer="layout" svg:width="3.5cm" svg:height="2cm" draw:transform="rotate (1.5707963267949) translate (3.5cm 8.5cm)">
            <text:p text:style-name="P12"><text:span text:style-name="T31">Proprietary</text:span><text:span text:style-name="T31"><text:line-break/></text:span><text:span text:style-name="T3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0" draw:layer="layout" svg:width="3.5cm" svg:height="2cm" draw:transform="rotate (1.5707963267949) translate (3.5cm 12cm)">
            <text:p text:style-name="P12"><text:span text:style-name="T31">Community</text:span><text:span text:style-name="T31"><text:line-break/></text:span><text:span text:style-name="T3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12.5cm" svg:y="3.5cm">
            <text:p text:style-name="P12"><text:span text:style-name="T32">Maximize</text:span></text:p>
            <text:p text:style-name="P12"><text:span text:style-name="T32">Customer Expo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41" draw:layer="layout" svg:width="7cm" svg:height="2cm" draw:transform="rotate (1.5707963267949) translate (1.5cm 12cm)">
            <text:p text:style-name="P12"><text:span text:style-name="T16">Component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2" draw:layer="layout" svg:width="7cm" svg:height="3.5cm" svg:x="5.5cm" svg:y="5cm">
            <text:p text:style-name="P12"><text:span text:style-name="T33">Social leadership</text:span><text:span text:style-name="T3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83" draw:layer="layout" svg:width="7cm" svg:height="3.5cm" svg:x="5.5cm" svg:y="8.5cm">
            <text:p text:style-name="P12"><text:span text:style-name="T35">Social leadership</text:span><text:span text:style-name="T36">1,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4" draw:layer="layout" svg:width="7cm" svg:height="3.5cm" svg:x="19.5cm" svg:y="5cm">
            <text:p text:style-name="P12"><text:span text:style-name="T13">Copyright control</text:span><text:span text:style-name="T37">2</text:span></text:p>
            <text:p text:style-name="P12"><text:span text:style-name="T13">Trademark control</text:span><text:span text:style-name="T37">2</text:span></text:p>
            <text:p text:style-name="P12"><text:span text:style-name="T13">Development process</text:span><text:span text:style-name="T3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85" draw:layer="layout" svg:width="7cm" svg:height="3.5cm" svg:x="19.5cm" svg:y="8.5cm">
            <text:p text:style-name="P12"><text:span text:style-name="T13">Trademark control</text:span><text:span text:style-name="T37">3</text:span></text:p>
            <text:p text:style-name="P12"><text:span text:style-name="T13">Development process</text:span><text:span text:style-name="T37">2, 3</text:span></text:p>
            <text:p text:style-name="P12"><text:span text:style-name="T13">Strategic positioning</text:span><text:span text:style-name="T37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4" draw:layer="layout" svg:width="7cm" svg:height="3.5cm" svg:x="12.5cm" svg:y="8.5cm">
            <text:p text:style-name="P12"><text:span text:style-name="T13">Social leadership</text:span><text:span text:style-name="T37">2, 3</text:span></text:p>
            <text:p text:style-name="P12"><text:span text:style-name="T13">Domain ownership</text:span><text:span text:style-name="T37">3</text:span></text:p>
            <text:p text:style-name="P12"><text:span text:style-name="T13">Strategic positioning</text:span><text:span text:style-name="T37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83" draw:layer="layout" svg:width="7cm" svg:height="3.5cm" svg:x="12.5cm" svg:y="5cm">
            <text:p text:style-name="P12"><text:span text:style-name="T35">Domain ownership</text:span><text:span text:style-name="T3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5.5cm" svg:y="3.5cm">
            <text:p text:style-name="P12"><text:span text:style-name="T32">Reduce</text:span></text:p>
            <text:p text:style-name="P12"><text:span text:style-name="T32">Development C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19.5cm" svg:y="3.5cm">
            <text:p text:style-name="P12"><text:span text:style-name="T32">Minimize</text:span></text:p>
            <text:p text:style-name="P12"><text:span text:style-name="T32">Compet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6" draw:text-style-name="P86" draw:layer="layout" svg:width="8cm" svg:height="1.136cm" svg:x="1.5cm" svg:y="12cm">
            <draw:text-box>
              <text:p><text:span text:style-name="T39">1 </text:span><text:span text:style-name="T8">Closed source firm</text:span></text:p>
            </draw:text-box>
          </draw:frame>
          <draw:frame draw:style-name="gr107" draw:text-style-name="P86" draw:layer="layout" svg:width="8cm" svg:height="1.136cm" svg:x="18.5cm" svg:y="12cm">
            <draw:text-box>
              <text:p><text:span text:style-name="T39">3 </text:span><text:span text:style-name="T8">Open source distributor</text:span></text:p>
            </draw:text-box>
          </draw:frame>
          <draw:frame draw:style-name="gr106" draw:text-style-name="P86" draw:layer="layout" svg:width="10cm" svg:height="1.136cm" svg:x="8.8cm" svg:y="12cm">
            <draw:text-box>
              <text:p><text:span text:style-name="T39">2 </text:span><text:span text:style-name="T8">Single-vendor open source firm</text:span></text:p>
            </draw:text-box>
          </draw:frame>
          <draw:custom-shape draw:style-name="gr108" draw:text-style-name="P87" draw:layer="layout" svg:width="21cm" svg:height="3.5cm" svg:x="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g>
            <draw:custom-shape draw:style-name="gr109" draw:text-style-name="P88" draw:layer="layout" svg:width="2cm" svg:height="1cm" svg:x="20.5cm" svg:y="5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3.5cm">
              <text:p text:style-name="P12"><text:span text:style-name="T40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8cm">
              <text:p text:style-name="P12"><text:span text:style-name="T40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6.5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2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0" draw:text-style-name="P89" draw:layer="layout" svg:width="4cm" svg:height="1cm" svg:x="22.5cm" svg:y="2cm">
              <draw:text-box>
                <text:p text:style-name="P12"><text:span text:style-name="T5">Documentation</text:span></text:p>
              </draw:text-box>
            </draw:frame>
            <draw:frame draw:style-name="gr111" draw:text-style-name="P5" draw:layer="layout" svg:width="5cm" svg:height="1cm" svg:x="22.5cm" svg:y="3.5cm">
              <draw:text-box>
                <text:p text:style-name="P1"><text:span text:style-name="T5">Incident-based support</text:span></text:p>
              </draw:text-box>
            </draw:frame>
            <draw:frame draw:style-name="gr110" draw:text-style-name="P89" draw:layer="layout" svg:width="4cm" svg:height="1cm" svg:x="22.5cm" svg:y="5cm">
              <draw:text-box>
                <text:p text:style-name="P12"><text:span text:style-name="T5">Utilities</text:span></text:p>
              </draw:text-box>
            </draw:frame>
            <draw:custom-shape draw:style-name="gr109" draw:text-style-name="P88" draw:layer="layout" svg:width="2cm" svg:height="1cm" svg:x="20.5cm" svg:y="9.5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11.5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0" draw:text-style-name="P89" draw:layer="layout" svg:width="4cm" svg:height="1cm" svg:x="22.5cm" svg:y="9.5cm">
              <draw:text-box>
                <text:p text:style-name="P12"><text:span text:style-name="T5">Training </text:span></text:p>
              </draw:text-box>
            </draw:frame>
            <draw:frame draw:style-name="gr111" draw:text-style-name="P5" draw:layer="layout" svg:width="4cm" svg:height="1cm" svg:x="22.5cm" svg:y="11.5cm">
              <draw:text-box>
                <text:p text:style-name="P1"><text:span text:style-name="T5">24x7 hot-line</text:span></text:p>
              </draw:text-box>
            </draw:frame>
            <draw:frame draw:style-name="gr111" draw:text-style-name="P5" draw:layer="layout" svg:width="4.5cm" svg:height="1cm" svg:x="22.5cm" svg:y="6.5cm">
              <draw:text-box>
                <text:p text:style-name="P1"><text:span text:style-name="T5">Commercial license</text:span></text:p>
              </draw:text-box>
            </draw:frame>
            <draw:frame draw:style-name="gr111" draw:text-style-name="P5" draw:layer="layout" svg:width="4cm" svg:height="1cm" svg:x="22.5cm" svg:y="8cm">
              <draw:text-box>
                <text:p text:style-name="P1"><text:span text:style-name="T5">Update service</text:span></text:p>
              </draw:text-box>
            </draw:frame>
            <draw:frame draw:style-name="gr112" draw:text-style-name="P90" draw:layer="layout" svg:width="2cm" svg:height="1.345cm" svg:x="20.5cm" svg:y="10.177cm">
              <draw:text-box>
                <text:p text:style-name="P12">...</text:p>
              </draw:text-box>
            </draw:frame>
          </draw:g>
          <draw:g>
            <draw:custom-shape draw:style-name="gr113" draw:text-style-name="P91" draw:layer="layout" svg:width="3cm" svg:height="2cm" draw:transform="rotate (1.5707963267949) translate (1.5cm 6.5cm)">
              <text:p text:style-name="P12"><text:span text:style-name="T41">Open Source</text:span><text:span text:style-name="T41"><text:line-break/></text:span><text:span text:style-name="T41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91" draw:layer="layout" svg:width="3cm" svg:height="2cm" draw:transform="rotate (1.5707963267949) translate (1.5cm 9.5cm)">
              <text:p text:style-name="P12"><text:span text:style-name="T41">Enterprise</text:span><text:span text:style-name="T41"><text:line-break/></text:span><text:span text:style-name="T41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92" draw:layer="layout" svg:width="3cm" svg:height="2cm" draw:transform="rotate (1.5707963267949) translate (1.5cm 12.5cm)">
              <text:p text:style-name="P12"><text:span text:style-name="T42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93" draw:layer="layout" svg:width="8cm" svg:height="1.5cm" svg:x="3.5cm" svg:y="2cm">
              <text:p text:style-name="P12"><text:span text:style-name="T35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93" draw:layer="layout" svg:width="8cm" svg:height="1.5cm" svg:x="11.5cm" svg:y="2cm">
              <text:p text:style-name="P12"><text:span text:style-name="T35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94" draw:layer="layout" svg:width="8cm" svg:height="3cm" svg:x="11.5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94" draw:layer="layout" svg:width="8cm" svg:height="3cm" svg:x="11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95" draw:layer="layout" svg:width="8cm" svg:height="6cm" svg:x="3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88" draw:layer="layout" svg:width="2cm" svg:height="1cm" svg:x="12.5cm" svg:y="7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8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7cm">
              <text:p text:style-name="P12"><text:span text:style-name="T40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7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2.5cm" svg:y="8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8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7" draw:text-style-name="P88" draw:layer="layout" svg:width="4cm" svg:height="1cm" svg:x="12.5cm" svg:y="10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11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10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2.5cm" svg:y="11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11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5" draw:text-style-name="P94" draw:layer="layout" svg:width="8cm" svg:height="3cm" svg:x="3.5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88" draw:layer="layout" svg:width="2cm" svg:height="1cm" svg:x="9cm" svg:y="4.5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8" draw:text-style-name="P88" draw:layer="layout" svg:width="2cm" svg:height="1cm" svg:x="6.5cm" svg:y="4.5cm">
              <text:p text:style-name="P12"><text:span text:style-name="T40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8" draw:text-style-name="P88" draw:layer="layout" svg:width="2cm" svg:height="1cm" svg:x="4cm" svg:y="4.5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95" draw:layer="layout" svg:width="8cm" svg:height="3cm" svg:x="11.5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13" draw:style-name="dp1" draw:master-page-name="Default">
        <office:forms form:automatic-focus="false" form:apply-design-mode="false"/>
        <draw:g>
          <draw:frame draw:style-name="gr120" draw:text-style-name="P96" draw:layer="layout" svg:width="24cm" svg:height="1.524cm" svg:x="2cm" svg:y="6.986cm">
            <draw:text-box>
              <text:p text:style-name="P12"><text:span text:style-name="T35">Lead</text:span></text:p>
            </draw:text-box>
          </draw:frame>
          <draw:frame draw:style-name="gr121" draw:text-style-name="P97" draw:layer="layout" svg:width="24cm" svg:height="1.345cm" svg:x="2cm" svg:y="5.743cm">
            <draw:text-box>
              <text:p text:style-name="P12"><text:span text:style-name="T43">Use</text:span></text:p>
            </draw:text-box>
          </draw:frame>
          <draw:frame draw:style-name="gr122" draw:text-style-name="P98" draw:layer="layout" svg:width="24cm" svg:height="1.344cm" svg:x="2cm" svg:y="4.41cm">
            <draw:text-box>
              <text:p text:style-name="P12"><text:span text:style-name="T43">Install</text:span></text:p>
            </draw:text-box>
          </draw:frame>
          <draw:frame draw:style-name="gr123" draw:text-style-name="P99" draw:layer="layout" svg:width="24cm" svg:height="1.344cm" svg:x="2cm" svg:y="3.078cm">
            <draw:text-box>
              <text:p text:style-name="P12"><text:span text:style-name="T43">Download</text:span></text:p>
            </draw:text-box>
          </draw:frame>
          <draw:frame draw:style-name="gr124" draw:text-style-name="P100" draw:layer="layout" svg:width="24cm" svg:height="2cm" svg:x="2cm" svg:y="11.078cm">
            <draw:text-box>
              <text:p text:style-name="P12"><text:span text:style-name="T44">Customer</text:span></text:p>
            </draw:text-box>
          </draw:frame>
          <draw:frame draw:style-name="gr125" draw:text-style-name="P101" draw:layer="layout" svg:width="24cm" svg:height="1.344cm" svg:x="2cm" svg:y="8.408cm">
            <draw:text-box>
              <text:p text:style-name="P12"><text:span text:style-name="T35">Prospect</text:span></text:p>
            </draw:text-box>
          </draw:frame>
          <draw:frame draw:style-name="gr126" draw:text-style-name="P102" draw:layer="layout" svg:width="24cm" svg:height="1.344cm" svg:x="2cm" svg:y="9.747cm">
            <draw:text-box>
              <text:p text:style-name="P12"><text:span text:style-name="T35">Sale</text:span></text:p>
            </draw:text-box>
          </draw:frame>
          <draw:polygon draw:style-name="gr127" draw:text-style-name="P103" draw:layer="layout" svg:width="13.217cm" svg:height="6.653cm" draw:transform="skewX (-0.395491608501915) rotate (-2.5539402944433) translate (32.0009549660784cm 7.07559784124611cm)" svg:viewBox="0 0 13218 6654" draw:points="13218,5544 7210,0 0,6654 12017,6653">
            <text:p/>
          </draw:polygon>
          <draw:polygon draw:style-name="gr128" draw:text-style-name="P103" draw:layer="layout" svg:width="13.217cm" svg:height="6.653cm" draw:transform="skewX (0.395491608501915) rotate (2.5539402944433) translate (7.00000000006151cm 14.4040036663501cm)" svg:viewBox="0 0 13218 6654" draw:points="0,5544 6008,0 13218,6654 1202,6653">
            <text:p/>
          </draw:polygon>
          <draw:polyline draw:style-name="gr129" draw:text-style-name="P104" draw:layer="layout" svg:width="7.994cm" svg:height="9.999cm" draw:transform="rotate (-1.5707963267949) translate (11.9999999999762cm 3.08399640214289cm)" svg:viewBox="0 0 7995 10000" draw:points="0,10000 6663,0 7995,0">
            <text:p/>
          </draw:polyline>
          <draw:polyline draw:style-name="gr129" draw:text-style-name="P104" draw:layer="layout" svg:width="7.994cm" svg:height="9.999cm" draw:transform="rotate (-1.5707963267949) translate (26cm 3.0839964021587cm)" svg:viewBox="0 0 7995 10000" draw:points="0,0 6663,10000 7995,10000">
            <text:p/>
          </draw:polyline>
          <draw:path draw:style-name="gr130" draw:text-style-name="P105" draw:layer="layout" svg:width="23.999cm" svg:height="1.999cm" svg:x="2cm" svg:y="11.078cm" svg:viewBox="0 0 24000 2000" svg:d="M24000 0v2000zM24000 2000h-24000zM0 0v2000z">
            <text:p/>
          </draw:path>
        </draw:g>
      </draw:page>
      <draw:page draw:name="page14" draw:style-name="dp1" draw:master-page-name="Default">
        <office:forms form:automatic-focus="false" form:apply-design-mode="false"/>
        <draw:g>
          <draw:custom-shape draw:style-name="gr131" draw:text-style-name="P106" draw:layer="layout" svg:width="8cm" svg:height="2cm" svg:x="1cm" svg:y="3cm">
            <text:p text:style-name="P12"><text:span text:style-name="T2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107" draw:layer="layout" svg:width="8cm" svg:height="2cm" svg:x="19cm" svg:y="3cm">
            <text:p text:style-name="P12"><text:span text:style-name="T16">Win sale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106" draw:layer="layout" svg:width="8cm" svg:height="2cm" svg:x="10cm" svg:y="3cm">
            <text:p text:style-name="P12"><text:span text:style-name="T28">Engage in</text:span><text:span text:style-name="T28"><text:line-break/></text:span><text:span text:style-name="T2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5.667cm">
            <text:p text:style-name="P12"><text:span text:style-name="T16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11cm">
            <text:p text:style-name="P12"><text:span text:style-name="T16">Connect users</text:span><text:span text:style-name="T16"><text:line-break/></text:span><text:span text:style-name="T16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8.333cm">
            <text:p text:style-name="P12"><text:span text:style-name="T16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108" draw:layer="layout" svg:width="3cm" svg:height="1.334cm" svg:x="8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5" draw:text-style-name="P108" draw:layer="layout" svg:width="1.333cm" svg:height="2cm" draw:transform="rotate (-1.5707963267949) translate (6cm 4.66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17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3" draw:text-style-name="P41" draw:layer="layout" svg:width="8cm" svg:height="2cm" svg:x="19cm" svg:y="11cm">
            <text:p text:style-name="P12"><text:span text:style-name="T16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0cm" svg:y="11cm">
            <text:p text:style-name="P12"><text:span text:style-name="T16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41" draw:layer="layout" svg:width="8cm" svg:height="2cm" svg:x="10cm" svg:y="8.333cm">
            <text:p text:style-name="P12"><text:span text:style-name="T16">Generate leads</text:span></text:p>
            <text:p text:style-name="P12"><text:span text:style-name="T16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08" draw:layer="layout" svg:width="1.333cm" svg:height="2cm" draw:transform="rotate (-1.5707963267949) translate (15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5" draw:text-style-name="P108" draw:layer="layout" svg:width="1.333cm" svg:height="2cm" draw:transform="rotate (-1.5707963267949) translate (6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7" draw:text-style-name="P108" draw:layer="layout" svg:width="1.334cm" svg:height="2cm" draw:transform="rotate (-1.5707963267949) translate (6cm 7.33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17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8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8" draw:text-style-name="P108" draw:layer="layout" svg:width="3cm" svg:height="1.333cm" svg:x="8cm" svg:y="8.6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108" draw:layer="layout" svg:width="6.666cm" svg:height="2cm" draw:transform="rotate (1.5707963267949) translate (22cm 11.333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15" draw:style-name="dp1" draw:master-page-name="Default">
        <office:forms form:automatic-focus="false" form:apply-design-mode="false"/>
        <draw:g>
          <draw:custom-shape draw:style-name="gr140" draw:text-style-name="P109" draw:layer="layout" svg:width="8cm" svg:height="2cm" draw:transform="rotate (1.5707963267949) translate (5cm 12cm)">
            <text:p text:style-name="P12"><text:span text:style-name="T40">commercial license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110" draw:layer="layout" svg:width="4cm" svg:height="2cm" draw:transform="rotate (1.5707963267949) translate (17cm 10cm)">
            <text:p text:style-name="P12"><text:span text:style-name="T40">AGPLv3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109" draw:layer="layout" svg:width="8cm" svg:height="2cm" draw:transform="rotate (1.5707963267949) translate (14cm 12cm)">
            <text:p text:style-name="P12"><text:span text:style-name="T40">commercial license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110" draw:layer="layout" svg:width="8cm" svg:height="2cm" draw:transform="rotate (1.5707963267949) translate (7.9cm 12cm)">
            <text:p text:style-name="P12"><text:span text:style-name="T40">AGPLv3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111" draw:layer="layout" svg:width="1.9cm" svg:height="2cm" draw:transform="rotate (1.5707963267949) translate (17cm 12cm)">
            <text:p text:style-name="P12"><text:span text:style-name="T40">MIT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111" draw:layer="layout" svg:width="1.9cm" svg:height="2cm" draw:transform="rotate (1.5707963267949) translate (17cm 5.9cm)">
            <text:p text:style-name="P12"><text:span text:style-name="T40">MIT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2" draw:layer="layout" svg:width="2cm" svg:height="2cm" svg:x="5cm" svg:y="12cm">
            <text:p text:style-name="P12"><text:span text:style-name="T45">1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3" draw:layer="layout" svg:width="2cm" svg:height="2cm" svg:x="8cm" svg:y="12cm">
            <text:p text:style-name="P12"><text:span text:style-name="T46">2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3" draw:layer="layout" svg:width="2cm" svg:height="2cm" svg:x="14cm" svg:y="12cm">
            <text:p text:style-name="P12"><text:span text:style-name="T46">1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3" draw:layer="layout" svg:width="2cm" svg:height="2cm" svg:x="17cm" svg:y="12cm">
            <text:p text:style-name="P12"><text:span text:style-name="T46">2</text:span></text:p>
            <draw:enhanced-geometry svg:viewBox="0 0 21600 21600" draw:type="rectangle" draw:enhanced-path="M 0 0 L 21600 0 21600 21600 0 21600 0 0 Z N"/>
          </draw:custom-shape>
          <draw:custom-shape draw:style-name="gr145" draw:text-style-name="P112" draw:layer="layout" svg:width="7cm" svg:height="2cm" svg:x="4cm" svg:y="2cm">
            <text:p text:style-name="P12"><text:span text:style-name="T45">Applications</text:span></text:p>
            <draw:enhanced-geometry svg:viewBox="0 0 21600 21600" draw:type="rectangle" draw:enhanced-path="M 0 0 L 21600 0 21600 21600 0 21600 0 0 Z N"/>
          </draw:custom-shape>
          <draw:custom-shape draw:style-name="gr145" draw:text-style-name="P112" draw:layer="layout" svg:width="7cm" svg:height="2cm" svg:x="13cm" svg:y="2cm">
            <text:p text:style-name="P12"><text:span text:style-name="T45">Components</text:span></text:p>
            <draw:enhanced-geometry svg:viewBox="0 0 21600 21600" draw:type="rectangle" draw:enhanced-path="M 0 0 L 21600 0 21600 21600 0 21600 0 0 Z N"/>
          </draw:custom-shape>
          <draw:line draw:style-name="gr146" draw:text-style-name="P29" draw:layer="layout" svg:x1="12cm" svg:y1="3cm" svg:x2="12cm" svg:y2="13cm">
            <text:p/>
          </draw:line>
        </draw:g>
      </draw:page>
      <draw:page draw:name="page16" draw:style-name="dp1" draw:master-page-name="Default">
        <office:forms form:automatic-focus="false" form:apply-design-mode="false"/>
        <draw:g>
          <draw:custom-shape draw:style-name="gr140" draw:text-style-name="P109" draw:layer="layout" svg:width="8cm" svg:height="2cm" draw:transform="rotate (1.5707963267949) translate (5cm 12cm)">
            <text:p text:style-name="P12"><text:span text:style-name="T40">commercial license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110" draw:layer="layout" svg:width="4cm" svg:height="2cm" draw:transform="rotate (1.5707963267949) translate (8cm 10cm)">
            <text:p text:style-name="P12"><text:span text:style-name="T40">AGPLv3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109" draw:layer="layout" svg:width="8cm" svg:height="2cm" draw:transform="rotate (1.5707963267949) translate (15.5cm 12cm)">
            <text:p text:style-name="P12"><text:span text:style-name="T40">commercial license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110" draw:layer="layout" svg:width="8cm" svg:height="2cm" draw:transform="rotate (1.5707963267949) translate (21.5cm 12cm)">
            <text:p text:style-name="P12"><text:span text:style-name="T40">AGPLv3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114" draw:layer="layout" svg:width="8cm" svg:height="2cm" draw:transform="rotate (1.5707963267949) translate (18.5cm 12cm)">
            <text:p text:style-name="P12"><text:span text:style-name="T47">SSPL / BSL / etc.</text:span></text:p>
            <text:p text:style-name="P12"><text:span text:style-name="T47">(almost open-source license)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111" draw:layer="layout" svg:width="1.9cm" svg:height="2cm" draw:transform="rotate (1.5707963267949) translate (8cm 12cm)">
            <text:p text:style-name="P12"><text:span text:style-name="T40">MIT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111" draw:layer="layout" svg:width="1.9cm" svg:height="2cm" draw:transform="rotate (1.5707963267949) translate (8cm 5.9cm)">
            <text:p text:style-name="P12"><text:span text:style-name="T40">MIT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2" draw:layer="layout" svg:width="2cm" svg:height="2cm" svg:x="5cm" svg:y="12cm">
            <text:p text:style-name="P12"><text:span text:style-name="T45">1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3" draw:layer="layout" svg:width="2cm" svg:height="2cm" svg:x="8cm" svg:y="12cm">
            <text:p text:style-name="P12"><text:span text:style-name="T46">2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3" draw:layer="layout" svg:width="2cm" svg:height="2cm" svg:x="15.5cm" svg:y="12cm">
            <text:p text:style-name="P12"><text:span text:style-name="T46">1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3" draw:layer="layout" svg:width="2cm" svg:height="2cm" svg:x="18.5cm" svg:y="12cm">
            <text:p text:style-name="P12"><text:span text:style-name="T46">2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3" draw:layer="layout" svg:width="2cm" svg:height="2cm" svg:x="21.5cm" svg:y="12cm">
            <text:p text:style-name="P12"><text:span text:style-name="T46">3</text:span></text:p>
            <draw:enhanced-geometry svg:viewBox="0 0 21600 21600" draw:type="rectangle" draw:enhanced-path="M 0 0 L 21600 0 21600 21600 0 21600 0 0 Z N"/>
          </draw:custom-shape>
          <draw:custom-shape draw:style-name="gr147" draw:text-style-name="P115" draw:layer="layout" svg:width="3.5cm" svg:height="2cm" svg:x="1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112" draw:layer="layout" svg:width="9cm" svg:height="2cm" svg:x="3cm" svg:y="2cm">
            <text:p text:style-name="P12"><text:span text:style-name="T45">Dual-licensing (old)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112" draw:layer="layout" svg:width="11cm" svg:height="2cm" svg:x="14cm" svg:y="2cm">
            <text:p text:style-name="P12"><text:span text:style-name="T45">Triple-licensing (new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svg:stroke-width="0.2cm" svg:stroke-color="#ffffff" draw:marker-start-width="0.65cm" draw:marker-end-width="0.65cm" draw:fill="solid" draw:fill-color="#404040"/>
      <style:text-properties fo:color="#ffffff" fo:font-size="32pt" fo:font-weight="bold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cs_25_20Template" style:display-name="Graphics%20Template" style:page-layout-name="PM0" draw:style-name="Mdp1"/>
    <style:master-page style:name="True_25_20Blue_25_20Drawing" style:display-name="True%20Blue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7:57</meta:creation-date>
    <meta:editing-duration>PT8H16M15S</meta:editing-duration>
    <meta:editing-cycles>82</meta:editing-cycles>
    <meta:generator>LibreOffice/6.0.7.3$Linux_X86_64 LibreOffice_project/00m0$Build-3</meta:generator>
    <meta:initial-creator>Dirk Riehle</meta:initial-creator>
    <dc:date>2019-07-15T10:28:05.183532851</dc:date>
    <dc:creator>D R</dc:creator>
    <meta:document-statistic meta:object-count="366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